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1pt" svg:height="255.09pt" svg:x="0pt" svg:y="2623.83pt">
            <loext:p draw:notify-on-update-of-ranges="test.A1:test.A1 test.A2:test.A101 test.B1:test.B1 test.B2:test.B101 test.A1:test.A1 test.A2:test.A101 test.C1:test.C1 test.C2:test.C101 test.A1:test.A1 test.A2:test.A101 test.D1:test.D1 test.D2:test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5.87pt" svg:y="2620.8pt">
            <loext:p draw:notify-on-update-of-ranges="test.A102:test.A102 test.A103:test.A202 test.B102:test.B102 test.B103:test.B202 test.A102:test.A102 test.A103:test.A202 test.C102:test.C102 test.C103:test.C202 test.A102:test.A102 test.A103:test.A202 test.D102:test.D102 test.D103:test.D2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32.71pt" svg:y="2616.29pt">
            <loext:p draw:notify-on-update-of-ranges="test.F102:test.F102 test.F103:test.F202 test.G102:test.G102 test.G103:test.G202 test.F102:test.F102 test.F103:test.F202 test.H102:test.H102 test.H103:test.H202 test.F102:test.F102 test.F103:test.F202 test.I102:test.I102 test.I103:test.I2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Insertionsort time time</text:p>
          </table:table-cell>
          <table:table-cell office:value-type="string" calcext:value-type="string">
            <text:p>Mergesort time</text:p>
          </table:table-cell>
          <table:table-cell office:value-type="string" calcext:value-type="string">
            <text:p>Quicksort time</text:p>
          </table:table-cell>
          <table:table-cell office:value-type="string" calcext:value-type="string">
            <text:p><text:s text:c="5"/>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0014" calcext:value-type="float">
            <text:p>0.00001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5" calcext:value-type="float">
            <text:p>0.00002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039" calcext:value-type="float">
            <text:p>0.000039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042" calcext:value-type="float">
            <text:p>0.00004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047" calcext:value-type="float">
            <text:p>0.00004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49" calcext:value-type="float">
            <text:p>0.000049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2348" calcext:value-type="float">
            <text:p>0.002348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059" calcext:value-type="float">
            <text:p>0.00005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067" calcext:value-type="float">
            <text:p>0.000067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062" calcext:value-type="float">
            <text:p>0.00006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066" calcext:value-type="float">
            <text:p>0.000066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057" calcext:value-type="float">
            <text:p>0.000057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063" calcext:value-type="float">
            <text:p>0.000063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071" calcext:value-type="float">
            <text:p>0.000071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071" calcext:value-type="float">
            <text:p>0.000071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6198" calcext:value-type="float">
            <text:p>0.006198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078" calcext:value-type="float">
            <text:p>0.000078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6727" calcext:value-type="float">
            <text:p>0.006727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078" calcext:value-type="float">
            <text:p>0.000078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7423" calcext:value-type="float">
            <text:p>0.007423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078" calcext:value-type="float">
            <text:p>0.000078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8031" calcext:value-type="float">
            <text:p>0.008031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082" calcext:value-type="float">
            <text:p>0.000082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8481" calcext:value-type="float">
            <text:p>0.008481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08" calcext:value-type="float">
            <text:p>0.00008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8" calcext:value-type="float">
            <text:p>0.00008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08" calcext:value-type="float">
            <text:p>0.00008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10129" calcext:value-type="float">
            <text:p>0.010129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083" calcext:value-type="float">
            <text:p>0.000083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10643" calcext:value-type="float">
            <text:p>0.010643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084" calcext:value-type="float">
            <text:p>0.000084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11111" calcext:value-type="float">
            <text:p>0.011111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085" calcext:value-type="float">
            <text:p>0.000085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11548" calcext:value-type="float">
            <text:p>0.011548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086" calcext:value-type="float">
            <text:p>0.000086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11989" calcext:value-type="float">
            <text:p>0.011989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088" calcext:value-type="float">
            <text:p>0.000088</text:p>
          </table:table-cell>
          <table:table-cell table:number-columns-repeated="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12412" calcext:value-type="float">
            <text:p>0.012412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088" calcext:value-type="float">
            <text:p>0.000088</text:p>
          </table:table-cell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12844" calcext:value-type="float">
            <text:p>0.012844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089" calcext:value-type="float">
            <text:p>0.000089</text:p>
          </table:table-cell>
          <table:table-cell table:number-columns-repeated="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09" calcext:value-type="float">
            <text:p>0.00009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88" calcext:value-type="float">
            <text:p>0.000088</text:p>
          </table:table-cell>
          <table:table-cell table:number-columns-repeated="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13951" calcext:value-type="float">
            <text:p>0.013951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089" calcext:value-type="float">
            <text:p>0.000089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14348" calcext:value-type="float">
            <text:p>0.014348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088" calcext:value-type="float">
            <text:p>0.000088</text:p>
          </table:table-cell>
          <table:table-cell table:number-columns-repeated="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087" calcext:value-type="float">
            <text:p>0.000087</text:p>
          </table:table-cell>
          <table:table-cell table:number-columns-repeated="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15432" calcext:value-type="float">
            <text:p>0.01543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91" calcext:value-type="float">
            <text:p>0.000091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16354" calcext:value-type="float">
            <text:p>0.016354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092" calcext:value-type="float">
            <text:p>0.000092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17304" calcext:value-type="float">
            <text:p>0.017304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095" calcext:value-type="float">
            <text:p>0.000095</text:p>
          </table:table-cell>
          <table:table-cell table:number-columns-repeated="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095" calcext:value-type="float">
            <text:p>0.000095</text:p>
          </table:table-cell>
          <table:table-cell table:number-columns-repeated="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19334" calcext:value-type="float">
            <text:p>0.01933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098" calcext:value-type="float">
            <text:p>0.000098</text:p>
          </table:table-cell>
          <table:table-cell table:number-columns-repeated="5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20337" calcext:value-type="float">
            <text:p>0.020337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101" calcext:value-type="float">
            <text:p>0.000101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21369" calcext:value-type="float">
            <text:p>0.021369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103" calcext:value-type="float">
            <text:p>0.000103</text:p>
          </table:table-cell>
          <table:table-cell table:number-columns-repeated="5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22452" calcext:value-type="float">
            <text:p>0.022452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104" calcext:value-type="float">
            <text:p>0.000104</text:p>
          </table:table-cell>
          <table:table-cell table:number-columns-repeated="5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23584" calcext:value-type="float">
            <text:p>0.023584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108" calcext:value-type="float">
            <text:p>0.000108</text:p>
          </table:table-cell>
          <table:table-cell table:number-columns-repeated="5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111" calcext:value-type="float">
            <text:p>0.000111</text:p>
          </table:table-cell>
          <table:table-cell table:number-columns-repeated="5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25912" calcext:value-type="float">
            <text:p>0.025912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115" calcext:value-type="float">
            <text:p>0.000115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27057" calcext:value-type="float">
            <text:p>0.027057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118" calcext:value-type="float">
            <text:p>0.000118</text:p>
          </table:table-cell>
          <table:table-cell table:number-columns-repeated="5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28261" calcext:value-type="float">
            <text:p>0.028261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122" calcext:value-type="float">
            <text:p>0.000122</text:p>
          </table:table-cell>
          <table:table-cell table:number-columns-repeated="5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29504" calcext:value-type="float">
            <text:p>0.029504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126" calcext:value-type="float">
            <text:p>0.000126</text:p>
          </table:table-cell>
          <table:table-cell table:number-columns-repeated="5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3147" calcext:value-type="float">
            <text:p>0.03147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13" calcext:value-type="float">
            <text:p>0.00013</text:p>
          </table:table-cell>
          <table:table-cell table:number-columns-repeated="5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32058" calcext:value-type="float">
            <text:p>0.03205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134" calcext:value-type="float">
            <text:p>0.000134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33511" calcext:value-type="float">
            <text:p>0.033511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0138" calcext:value-type="float">
            <text:p>0.000138</text:p>
          </table:table-cell>
          <table:table-cell table:number-columns-repeated="5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34791" calcext:value-type="float">
            <text:p>0.034791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14" calcext:value-type="float">
            <text:p>0.00014</text:p>
          </table:table-cell>
          <table:table-cell table:number-columns-repeated="5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36161" calcext:value-type="float">
            <text:p>0.036161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144" calcext:value-type="float">
            <text:p>0.000144</text:p>
          </table:table-cell>
          <table:table-cell table:number-columns-repeated="5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37566" calcext:value-type="float">
            <text:p>0.037566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00147" calcext:value-type="float">
            <text:p>0.000147</text:p>
          </table:table-cell>
          <table:table-cell table:number-columns-repeated="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39029" calcext:value-type="float">
            <text:p>0.039029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15" calcext:value-type="float">
            <text:p>0.00015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40474" calcext:value-type="float">
            <text:p>0.040474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154" calcext:value-type="float">
            <text:p>0.000154</text:p>
          </table:table-cell>
          <table:table-cell table:number-columns-repeated="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41959" calcext:value-type="float">
            <text:p>0.041959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156" calcext:value-type="float">
            <text:p>0.000156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43474" calcext:value-type="float">
            <text:p>0.043474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161" calcext:value-type="float">
            <text:p>0.000161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45622" calcext:value-type="float">
            <text:p>0.045622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165" calcext:value-type="float">
            <text:p>0.000165</text:p>
          </table:table-cell>
          <table:table-cell table:number-columns-repeated="5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47195" calcext:value-type="float">
            <text:p>0.047195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168" calcext:value-type="float">
            <text:p>0.000168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4887" calcext:value-type="float">
            <text:p>0.04887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247" calcext:value-type="float">
            <text:p>0.000247</text:p>
          </table:table-cell>
          <table:table-cell table:number-columns-repeated="5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50429" calcext:value-type="float">
            <text:p>0.050429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174" calcext:value-type="float">
            <text:p>0.000174</text:p>
          </table:table-cell>
          <table:table-cell table:number-columns-repeated="5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52669" calcext:value-type="float">
            <text:p>0.052669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178" calcext:value-type="float">
            <text:p>0.000178</text:p>
          </table:table-cell>
          <table:table-cell table:number-columns-repeated="5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53857" calcext:value-type="float">
            <text:p>0.053857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181" calcext:value-type="float">
            <text:p>0.000181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55532" calcext:value-type="float">
            <text:p>0.055532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181" calcext:value-type="float">
            <text:p>0.000181</text:p>
          </table:table-cell>
          <table:table-cell table:number-columns-repeated="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57546" calcext:value-type="float">
            <text:p>0.057546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0185" calcext:value-type="float">
            <text:p>0.000185</text:p>
          </table:table-cell>
          <table:table-cell table:number-columns-repeated="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59069" calcext:value-type="float">
            <text:p>0.059069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0.000186" calcext:value-type="float">
            <text:p>0.000186</text:p>
          </table:table-cell>
          <table:table-cell table:number-columns-repeated="5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60684" calcext:value-type="float">
            <text:p>0.060684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019" calcext:value-type="float">
            <text:p>0.00019</text:p>
          </table:table-cell>
          <table:table-cell table:number-columns-repeated="5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62813" calcext:value-type="float">
            <text:p>0.062813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192" calcext:value-type="float">
            <text:p>0.000192</text:p>
          </table:table-cell>
          <table:table-cell table:number-columns-repeated="5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64626" calcext:value-type="float">
            <text:p>0.064626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000194" calcext:value-type="float">
            <text:p>0.000194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65997" calcext:value-type="float">
            <text:p>0.065997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0197" calcext:value-type="float">
            <text:p>0.000197</text:p>
          </table:table-cell>
          <table:table-cell table:number-columns-repeated="5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67799" calcext:value-type="float">
            <text:p>0.067799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.000224" calcext:value-type="float">
            <text:p>0.000224</text:p>
          </table:table-cell>
          <table:table-cell table:number-columns-repeated="5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70168" calcext:value-type="float">
            <text:p>0.070168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0201" calcext:value-type="float">
            <text:p>0.000201</text:p>
          </table:table-cell>
          <table:table-cell table:number-columns-repeated="5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72045" calcext:value-type="float">
            <text:p>0.072045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.000203" calcext:value-type="float">
            <text:p>0.000203</text:p>
          </table:table-cell>
          <table:table-cell table:number-columns-repeated="5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73561" calcext:value-type="float">
            <text:p>0.073561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204" calcext:value-type="float">
            <text:p>0.000204</text:p>
          </table:table-cell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75562" calcext:value-type="float">
            <text:p>0.075562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208" calcext:value-type="float">
            <text:p>0.000208</text:p>
          </table:table-cell>
          <table:table-cell table:number-columns-repeated="5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77876" calcext:value-type="float">
            <text:p>0.077876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000211" calcext:value-type="float">
            <text:p>0.000211</text:p>
          </table:table-cell>
          <table:table-cell table:number-columns-repeated="5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79706" calcext:value-type="float">
            <text:p>0.079706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0212" calcext:value-type="float">
            <text:p>0.000212</text:p>
          </table:table-cell>
          <table:table-cell table:number-columns-repeated="5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0216" calcext:value-type="float">
            <text:p>0.000216</text:p>
          </table:table-cell>
          <table:table-cell table:number-columns-repeated="5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8452" calcext:value-type="float">
            <text:p>0.08452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0217" calcext:value-type="float">
            <text:p>0.000217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86229" calcext:value-type="float">
            <text:p>0.086229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000219" calcext:value-type="float">
            <text:p>0.000219</text:p>
          </table:table-cell>
          <table:table-cell table:number-columns-repeated="5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88431" calcext:value-type="float">
            <text:p>0.088431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000223" calcext:value-type="float">
            <text:p>0.000223</text:p>
          </table:table-cell>
          <table:table-cell table:number-columns-repeated="5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90495" calcext:value-type="float">
            <text:p>0.090495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223" calcext:value-type="float">
            <text:p>0.000223</text:p>
          </table:table-cell>
          <table:table-cell table:number-columns-repeated="5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9281" calcext:value-type="float">
            <text:p>0.09281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023" calcext:value-type="float">
            <text:p>0.00023</text:p>
          </table:table-cell>
          <table:table-cell table:number-columns-repeated="5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95096" calcext:value-type="float">
            <text:p>0.095096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0231" calcext:value-type="float">
            <text:p>0.000231</text:p>
          </table:table-cell>
          <table:table-cell table:number-columns-repeated="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97364" calcext:value-type="float">
            <text:p>0.097364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234" calcext:value-type="float">
            <text:p>0.000234</text:p>
          </table:table-cell>
          <table:table-cell table:number-columns-repeated="5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100262" calcext:value-type="float">
            <text:p>0.100262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0239" calcext:value-type="float">
            <text:p>0.000239</text:p>
          </table:table-cell>
          <table:table-cell table:number-columns-repeated="5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102703" calcext:value-type="float">
            <text:p>0.102703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024" calcext:value-type="float">
            <text:p>0.00024</text:p>
          </table:table-cell>
          <table:table-cell table:number-columns-repeated="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104668" calcext:value-type="float">
            <text:p>0.104668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0245" calcext:value-type="float">
            <text:p>0.000245</text:p>
          </table:table-cell>
          <table:table-cell table:number-columns-repeated="5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106666" calcext:value-type="float">
            <text:p>0.10666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25" calcext:value-type="float">
            <text:p>0.00025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09491" calcext:value-type="float">
            <text:p>0.109491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000253" calcext:value-type="float">
            <text:p>0.000253</text:p>
          </table:table-cell>
          <table:table-cell table:number-columns-repeated="5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112429" calcext:value-type="float">
            <text:p>0.112429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0255" calcext:value-type="float">
            <text:p>0.000255</text:p>
          </table:table-cell>
          <table:table-cell table:number-columns-repeated="5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11416" calcext:value-type="float">
            <text:p>0.11416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0262" calcext:value-type="float">
            <text:p>0.000262</text:p>
          </table:table-cell>
          <table:table-cell table:number-columns-repeated="5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116545" calcext:value-type="float">
            <text:p>0.116545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267" calcext:value-type="float">
            <text:p>0.000267</text:p>
          </table:table-cell>
          <table:table-cell table:number-columns-repeated="5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119112" calcext:value-type="float">
            <text:p>0.119112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0269" calcext:value-type="float">
            <text:p>0.000269</text:p>
          </table:table-cell>
          <table:table-cell table:number-columns-repeated="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121621" calcext:value-type="float">
            <text:p>0.121621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0274" calcext:value-type="float">
            <text:p>0.000274</text:p>
          </table:table-cell>
          <table:table-cell table:number-columns-repeated="5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124639" calcext:value-type="float">
            <text:p>0.124639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0275" calcext:value-type="float">
            <text:p>0.000275</text:p>
          </table:table-cell>
          <table:table-cell table:number-columns-repeated="5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126804" calcext:value-type="float">
            <text:p>0.126804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028" calcext:value-type="float">
            <text:p>0.00028</text:p>
          </table:table-cell>
          <table:table-cell table:number-columns-repeated="5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129608" calcext:value-type="float">
            <text:p>0.129608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00284" calcext:value-type="float">
            <text:p>0.000284</text:p>
          </table:table-cell>
          <table:table-cell table:number-columns-repeated="5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132284" calcext:value-type="float">
            <text:p>0.132284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291" calcext:value-type="float">
            <text:p>0.000291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39307" calcext:value-type="float">
            <text:p>0.139307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311" calcext:value-type="float">
            <text:p>0.000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Insertionsort comparison</text:p>
          </table:table-cell>
          <table:table-cell office:value-type="string" calcext:value-type="string">
            <text:p>Mergesort comparison</text:p>
          </table:table-cell>
          <table:table-cell office:value-type="string" calcext:value-type="string">
            <text:p>Quicksort comparison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Data size</text:p>
          </table:table-cell>
          <table:table-cell office:value-type="string" calcext:value-type="string">
            <text:p>Insertionsort swap</text:p>
          </table:table-cell>
          <table:table-cell office:value-type="string" calcext:value-type="string">
            <text:p>Mergesort swap</text:p>
          </table:table-cell>
          <table:table-cell office:value-type="string" calcext:value-type="string">
            <text:p>Quicksort swa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49" calcext:value-type="float">
            <text:p>5049</text:p>
          </table:table-cell>
          <table:table-cell office:value-type="float" office:value="356" calcext:value-type="float">
            <text:p>35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 text:c="4"/></text:p>
          </table:table-cell>
          <table:table-cell office:value-type="float" office:value="100" calcext:value-type="float">
            <text:p>100</text:p>
          </table:table-cell>
          <table:table-cell office:value-type="float" office:value="5049" calcext:value-type="float">
            <text:p>5049</text:p>
          </table:table-cell>
          <table:table-cell office:value-type="float" office:value="356" calcext:value-type="float">
            <text:p>3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99" calcext:value-type="float">
            <text:p>20099</text:p>
          </table:table-cell>
          <table:table-cell office:value-type="float" office:value="812" calcext:value-type="float">
            <text:p>8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<text:s text:c="4"/></text:p>
          </table:table-cell>
          <table:table-cell office:value-type="float" office:value="200" calcext:value-type="float">
            <text:p>200</text:p>
          </table:table-cell>
          <table:table-cell office:value-type="float" office:value="20099" calcext:value-type="float">
            <text:p>20099</text:p>
          </table:table-cell>
          <table:table-cell office:value-type="float" office:value="812" calcext:value-type="float">
            <text:p>81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49" calcext:value-type="float">
            <text:p>45149</text:p>
          </table:table-cell>
          <table:table-cell office:value-type="float" office:value="1308" calcext:value-type="float">
            <text:p>1308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<text:s text:c="4"/></text:p>
          </table:table-cell>
          <table:table-cell office:value-type="float" office:value="300" calcext:value-type="float">
            <text:p>300</text:p>
          </table:table-cell>
          <table:table-cell office:value-type="float" office:value="45149" calcext:value-type="float">
            <text:p>45149</text:p>
          </table:table-cell>
          <table:table-cell office:value-type="float" office:value="1308" calcext:value-type="float">
            <text:p>130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199" calcext:value-type="float">
            <text:p>80199</text:p>
          </table:table-cell>
          <table:table-cell office:value-type="float" office:value="1824" calcext:value-type="float">
            <text:p>1824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<text:s text:c="4"/></text:p>
          </table:table-cell>
          <table:table-cell office:value-type="float" office:value="400" calcext:value-type="float">
            <text:p>400</text:p>
          </table:table-cell>
          <table:table-cell office:value-type="float" office:value="80199" calcext:value-type="float">
            <text:p>80199</text:p>
          </table:table-cell>
          <table:table-cell office:value-type="float" office:value="1824" calcext:value-type="float">
            <text:p>182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249" calcext:value-type="float">
            <text:p>125249</text:p>
          </table:table-cell>
          <table:table-cell office:value-type="float" office:value="2272" calcext:value-type="float">
            <text:p>227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<text:s text:c="4"/></text:p>
          </table:table-cell>
          <table:table-cell office:value-type="float" office:value="500" calcext:value-type="float">
            <text:p>500</text:p>
          </table:table-cell>
          <table:table-cell office:value-type="float" office:value="125249" calcext:value-type="float">
            <text:p>125249</text:p>
          </table:table-cell>
          <table:table-cell office:value-type="float" office:value="2272" calcext:value-type="float">
            <text:p>227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299" calcext:value-type="float">
            <text:p>180299</text:p>
          </table:table-cell>
          <table:table-cell office:value-type="float" office:value="2916" calcext:value-type="float">
            <text:p>2916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<text:s text:c="4"/></text:p>
          </table:table-cell>
          <table:table-cell office:value-type="float" office:value="600" calcext:value-type="float">
            <text:p>600</text:p>
          </table:table-cell>
          <table:table-cell office:value-type="float" office:value="180299" calcext:value-type="float">
            <text:p>180299</text:p>
          </table:table-cell>
          <table:table-cell office:value-type="float" office:value="2916" calcext:value-type="float">
            <text:p>29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5349" calcext:value-type="float">
            <text:p>245349</text:p>
          </table:table-cell>
          <table:table-cell office:value-type="float" office:value="3504" calcext:value-type="float">
            <text:p>3504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<text:s text:c="4"/></text:p>
          </table:table-cell>
          <table:table-cell office:value-type="float" office:value="700" calcext:value-type="float">
            <text:p>700</text:p>
          </table:table-cell>
          <table:table-cell office:value-type="float" office:value="245349" calcext:value-type="float">
            <text:p>245349</text:p>
          </table:table-cell>
          <table:table-cell office:value-type="float" office:value="3504" calcext:value-type="float">
            <text:p>350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0399" calcext:value-type="float">
            <text:p>320399</text:p>
          </table:table-cell>
          <table:table-cell office:value-type="float" office:value="4048" calcext:value-type="float">
            <text:p>4048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<text:s text:c="4"/></text:p>
          </table:table-cell>
          <table:table-cell office:value-type="float" office:value="800" calcext:value-type="float">
            <text:p>800</text:p>
          </table:table-cell>
          <table:table-cell office:value-type="float" office:value="320399" calcext:value-type="float">
            <text:p>320399</text:p>
          </table:table-cell>
          <table:table-cell office:value-type="float" office:value="4048" calcext:value-type="float">
            <text:p>404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449" calcext:value-type="float">
            <text:p>405449</text:p>
          </table:table-cell>
          <table:table-cell office:value-type="float" office:value="4572" calcext:value-type="float">
            <text:p>4572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<text:s text:c="4"/></text:p>
          </table:table-cell>
          <table:table-cell office:value-type="float" office:value="900" calcext:value-type="float">
            <text:p>900</text:p>
          </table:table-cell>
          <table:table-cell office:value-type="float" office:value="405449" calcext:value-type="float">
            <text:p>405449</text:p>
          </table:table-cell>
          <table:table-cell office:value-type="float" office:value="4572" calcext:value-type="float">
            <text:p>457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499" calcext:value-type="float">
            <text:p>500499</text:p>
          </table:table-cell>
          <table:table-cell office:value-type="float" office:value="5044" calcext:value-type="float">
            <text:p>5044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<text:s text:c="4"/></text:p>
          </table:table-cell>
          <table:table-cell office:value-type="float" office:value="1000" calcext:value-type="float">
            <text:p>1000</text:p>
          </table:table-cell>
          <table:table-cell office:value-type="float" office:value="500499" calcext:value-type="float">
            <text:p>500499</text:p>
          </table:table-cell>
          <table:table-cell office:value-type="float" office:value="5044" calcext:value-type="float">
            <text:p>504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5549" calcext:value-type="float">
            <text:p>605549</text:p>
          </table:table-cell>
          <table:table-cell office:value-type="float" office:value="5732" calcext:value-type="float">
            <text:p>5732</text:p>
          </table:table-cell>
          <table:table-cell office:value-type="float" office:value="10140" calcext:value-type="float">
            <text:p>10140</text:p>
          </table:table-cell>
          <table:table-cell office:value-type="string" calcext:value-type="string">
            <text:p><text:s text:c="4"/></text:p>
          </table:table-cell>
          <table:table-cell office:value-type="float" office:value="1100" calcext:value-type="float">
            <text:p>1100</text:p>
          </table:table-cell>
          <table:table-cell office:value-type="float" office:value="605549" calcext:value-type="float">
            <text:p>605549</text:p>
          </table:table-cell>
          <table:table-cell office:value-type="float" office:value="5732" calcext:value-type="float">
            <text:p>573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599" calcext:value-type="float">
            <text:p>720599</text:p>
          </table:table-cell>
          <table:table-cell office:value-type="float" office:value="6432" calcext:value-type="float">
            <text:p>6432</text:p>
          </table:table-cell>
          <table:table-cell office:value-type="float" office:value="11340" calcext:value-type="float">
            <text:p>11340</text:p>
          </table:table-cell>
          <table:table-cell office:value-type="string" calcext:value-type="string">
            <text:p><text:s text:c="4"/></text:p>
          </table:table-cell>
          <table:table-cell office:value-type="float" office:value="1200" calcext:value-type="float">
            <text:p>1200</text:p>
          </table:table-cell>
          <table:table-cell office:value-type="float" office:value="720599" calcext:value-type="float">
            <text:p>720599</text:p>
          </table:table-cell>
          <table:table-cell office:value-type="float" office:value="6432" calcext:value-type="float">
            <text:p>643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5649" calcext:value-type="float">
            <text:p>845649</text:p>
          </table:table-cell>
          <table:table-cell office:value-type="float" office:value="7072" calcext:value-type="float">
            <text:p>7072</text:p>
          </table:table-cell>
          <table:table-cell office:value-type="float" office:value="12540" calcext:value-type="float">
            <text:p>12540</text:p>
          </table:table-cell>
          <table:table-cell office:value-type="string" calcext:value-type="string">
            <text:p><text:s text:c="4"/></text:p>
          </table:table-cell>
          <table:table-cell office:value-type="float" office:value="1300" calcext:value-type="float">
            <text:p>1300</text:p>
          </table:table-cell>
          <table:table-cell office:value-type="float" office:value="845649" calcext:value-type="float">
            <text:p>845649</text:p>
          </table:table-cell>
          <table:table-cell office:value-type="float" office:value="7072" calcext:value-type="float">
            <text:p>707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0699" calcext:value-type="float">
            <text:p>980699</text:p>
          </table:table-cell>
          <table:table-cell office:value-type="float" office:value="7708" calcext:value-type="float">
            <text:p>7708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<text:s text:c="4"/></text:p>
          </table:table-cell>
          <table:table-cell office:value-type="float" office:value="1400" calcext:value-type="float">
            <text:p>1400</text:p>
          </table:table-cell>
          <table:table-cell office:value-type="float" office:value="980699" calcext:value-type="float">
            <text:p>980699</text:p>
          </table:table-cell>
          <table:table-cell office:value-type="float" office:value="7708" calcext:value-type="float">
            <text:p>770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5749" calcext:value-type="float">
            <text:p>1125749</text:p>
          </table:table-cell>
          <table:table-cell office:value-type="float" office:value="8288" calcext:value-type="float">
            <text:p>8288</text:p>
          </table:table-cell>
          <table:table-cell office:value-type="float" office:value="14940" calcext:value-type="float">
            <text:p>14940</text:p>
          </table:table-cell>
          <table:table-cell office:value-type="string" calcext:value-type="string">
            <text:p><text:s text:c="4"/></text:p>
          </table:table-cell>
          <table:table-cell office:value-type="float" office:value="1500" calcext:value-type="float">
            <text:p>1500</text:p>
          </table:table-cell>
          <table:table-cell office:value-type="float" office:value="1125749" calcext:value-type="float">
            <text:p>1125749</text:p>
          </table:table-cell>
          <table:table-cell office:value-type="float" office:value="8288" calcext:value-type="float">
            <text:p>8288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799" calcext:value-type="float">
            <text:p>1280799</text:p>
          </table:table-cell>
          <table:table-cell office:value-type="float" office:value="8896" calcext:value-type="float">
            <text:p>8896</text:p>
          </table:table-cell>
          <table:table-cell office:value-type="float" office:value="16010" calcext:value-type="float">
            <text:p>16010</text:p>
          </table:table-cell>
          <table:table-cell office:value-type="string" calcext:value-type="string">
            <text:p><text:s text:c="4"/></text:p>
          </table:table-cell>
          <table:table-cell office:value-type="float" office:value="1600" calcext:value-type="float">
            <text:p>1600</text:p>
          </table:table-cell>
          <table:table-cell office:value-type="float" office:value="1280799" calcext:value-type="float">
            <text:p>1280799</text:p>
          </table:table-cell>
          <table:table-cell office:value-type="float" office:value="8896" calcext:value-type="float">
            <text:p>889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5849" calcext:value-type="float">
            <text:p>1445849</text:p>
          </table:table-cell>
          <table:table-cell office:value-type="float" office:value="9516" calcext:value-type="float">
            <text:p>9516</text:p>
          </table:table-cell>
          <table:table-cell office:value-type="float" office:value="17010" calcext:value-type="float">
            <text:p>17010</text:p>
          </table:table-cell>
          <table:table-cell office:value-type="string" calcext:value-type="string">
            <text:p><text:s text:c="4"/></text:p>
          </table:table-cell>
          <table:table-cell office:value-type="float" office:value="1700" calcext:value-type="float">
            <text:p>1700</text:p>
          </table:table-cell>
          <table:table-cell office:value-type="float" office:value="1445849" calcext:value-type="float">
            <text:p>1445849</text:p>
          </table:table-cell>
          <table:table-cell office:value-type="float" office:value="9516" calcext:value-type="float">
            <text:p>951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20899" calcext:value-type="float">
            <text:p>1620899</text:p>
          </table:table-cell>
          <table:table-cell office:value-type="float" office:value="10044" calcext:value-type="float">
            <text:p>10044</text:p>
          </table:table-cell>
          <table:table-cell office:value-type="float" office:value="18010" calcext:value-type="float">
            <text:p>18010</text:p>
          </table:table-cell>
          <table:table-cell office:value-type="string" calcext:value-type="string">
            <text:p><text:s text:c="4"/></text:p>
          </table:table-cell>
          <table:table-cell office:value-type="float" office:value="1800" calcext:value-type="float">
            <text:p>1800</text:p>
          </table:table-cell>
          <table:table-cell office:value-type="float" office:value="1620899" calcext:value-type="float">
            <text:p>1620899</text:p>
          </table:table-cell>
          <table:table-cell office:value-type="float" office:value="10044" calcext:value-type="float">
            <text:p>1004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5949" calcext:value-type="float">
            <text:p>1805949</text:p>
          </table:table-cell>
          <table:table-cell office:value-type="float" office:value="10608" calcext:value-type="float">
            <text:p>10608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<text:s text:c="4"/></text:p>
          </table:table-cell>
          <table:table-cell office:value-type="float" office:value="1900" calcext:value-type="float">
            <text:p>1900</text:p>
          </table:table-cell>
          <table:table-cell office:value-type="float" office:value="1805949" calcext:value-type="float">
            <text:p>1805949</text:p>
          </table:table-cell>
          <table:table-cell office:value-type="float" office:value="10608" calcext:value-type="float">
            <text:p>1060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999" calcext:value-type="float">
            <text:p>2000999</text:p>
          </table:table-cell>
          <table:table-cell office:value-type="float" office:value="11088" calcext:value-type="float">
            <text:p>11088</text:p>
          </table:table-cell>
          <table:table-cell office:value-type="float" office:value="20010" calcext:value-type="float">
            <text:p>20010</text:p>
          </table:table-cell>
          <table:table-cell office:value-type="string" calcext:value-type="string">
            <text:p><text:s text:c="4"/></text:p>
          </table:table-cell>
          <table:table-cell office:value-type="float" office:value="2000" calcext:value-type="float">
            <text:p>2000</text:p>
          </table:table-cell>
          <table:table-cell office:value-type="float" office:value="2000999" calcext:value-type="float">
            <text:p>2000999</text:p>
          </table:table-cell>
          <table:table-cell office:value-type="float" office:value="11088" calcext:value-type="float">
            <text:p>1108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06049" calcext:value-type="float">
            <text:p>2206049</text:p>
          </table:table-cell>
          <table:table-cell office:value-type="float" office:value="11748" calcext:value-type="float">
            <text:p>11748</text:p>
          </table:table-cell>
          <table:table-cell office:value-type="float" office:value="21169" calcext:value-type="float">
            <text:p>21169</text:p>
          </table:table-cell>
          <table:table-cell office:value-type="string" calcext:value-type="string">
            <text:p><text:s text:c="4"/></text:p>
          </table:table-cell>
          <table:table-cell office:value-type="float" office:value="2100" calcext:value-type="float">
            <text:p>2100</text:p>
          </table:table-cell>
          <table:table-cell office:value-type="float" office:value="2206049" calcext:value-type="float">
            <text:p>2206049</text:p>
          </table:table-cell>
          <table:table-cell office:value-type="float" office:value="11748" calcext:value-type="float">
            <text:p>11748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21099" calcext:value-type="float">
            <text:p>2421099</text:p>
          </table:table-cell>
          <table:table-cell office:value-type="float" office:value="12564" calcext:value-type="float">
            <text:p>12564</text:p>
          </table:table-cell>
          <table:table-cell office:value-type="float" office:value="22469" calcext:value-type="float">
            <text:p>22469</text:p>
          </table:table-cell>
          <table:table-cell office:value-type="string" calcext:value-type="string">
            <text:p><text:s text:c="4"/></text:p>
          </table:table-cell>
          <table:table-cell office:value-type="float" office:value="2200" calcext:value-type="float">
            <text:p>2200</text:p>
          </table:table-cell>
          <table:table-cell office:value-type="float" office:value="2421099" calcext:value-type="float">
            <text:p>2421099</text:p>
          </table:table-cell>
          <table:table-cell office:value-type="float" office:value="12564" calcext:value-type="float">
            <text:p>12564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46149" calcext:value-type="float">
            <text:p>2646149</text:p>
          </table:table-cell>
          <table:table-cell office:value-type="float" office:value="13292" calcext:value-type="float">
            <text:p>13292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<text:s text:c="4"/></text:p>
          </table:table-cell>
          <table:table-cell office:value-type="float" office:value="2300" calcext:value-type="float">
            <text:p>2300</text:p>
          </table:table-cell>
          <table:table-cell office:value-type="float" office:value="2646149" calcext:value-type="float">
            <text:p>2646149</text:p>
          </table:table-cell>
          <table:table-cell office:value-type="float" office:value="13292" calcext:value-type="float">
            <text:p>13292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81199" calcext:value-type="float">
            <text:p>2881199</text:p>
          </table:table-cell>
          <table:table-cell office:value-type="float" office:value="14064" calcext:value-type="float">
            <text:p>14064</text:p>
          </table:table-cell>
          <table:table-cell office:value-type="float" office:value="25069" calcext:value-type="float">
            <text:p>25069</text:p>
          </table:table-cell>
          <table:table-cell office:value-type="string" calcext:value-type="string">
            <text:p><text:s text:c="4"/></text:p>
          </table:table-cell>
          <table:table-cell office:value-type="float" office:value="2400" calcext:value-type="float">
            <text:p>2400</text:p>
          </table:table-cell>
          <table:table-cell office:value-type="float" office:value="2881199" calcext:value-type="float">
            <text:p>2881199</text:p>
          </table:table-cell>
          <table:table-cell office:value-type="float" office:value="14064" calcext:value-type="float">
            <text:p>14064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26249" calcext:value-type="float">
            <text:p>3126249</text:p>
          </table:table-cell>
          <table:table-cell office:value-type="float" office:value="14752" calcext:value-type="float">
            <text:p>14752</text:p>
          </table:table-cell>
          <table:table-cell office:value-type="float" office:value="26369" calcext:value-type="float">
            <text:p>26369</text:p>
          </table:table-cell>
          <table:table-cell office:value-type="string" calcext:value-type="string">
            <text:p><text:s text:c="4"/></text:p>
          </table:table-cell>
          <table:table-cell office:value-type="float" office:value="2500" calcext:value-type="float">
            <text:p>2500</text:p>
          </table:table-cell>
          <table:table-cell office:value-type="float" office:value="3126249" calcext:value-type="float">
            <text:p>3126249</text:p>
          </table:table-cell>
          <table:table-cell office:value-type="float" office:value="14752" calcext:value-type="float">
            <text:p>14752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81299" calcext:value-type="float">
            <text:p>3381299</text:p>
          </table:table-cell>
          <table:table-cell office:value-type="float" office:value="15444" calcext:value-type="float">
            <text:p>15444</text:p>
          </table:table-cell>
          <table:table-cell office:value-type="float" office:value="27669" calcext:value-type="float">
            <text:p>27669</text:p>
          </table:table-cell>
          <table:table-cell office:value-type="string" calcext:value-type="string">
            <text:p><text:s text:c="4"/></text:p>
          </table:table-cell>
          <table:table-cell office:value-type="float" office:value="2600" calcext:value-type="float">
            <text:p>2600</text:p>
          </table:table-cell>
          <table:table-cell office:value-type="float" office:value="3381299" calcext:value-type="float">
            <text:p>3381299</text:p>
          </table:table-cell>
          <table:table-cell office:value-type="float" office:value="15444" calcext:value-type="float">
            <text:p>15444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46349" calcext:value-type="float">
            <text:p>3646349</text:p>
          </table:table-cell>
          <table:table-cell office:value-type="float" office:value="16164" calcext:value-type="float">
            <text:p>16164</text:p>
          </table:table-cell>
          <table:table-cell office:value-type="float" office:value="28969" calcext:value-type="float">
            <text:p>28969</text:p>
          </table:table-cell>
          <table:table-cell office:value-type="string" calcext:value-type="string">
            <text:p><text:s text:c="4"/></text:p>
          </table:table-cell>
          <table:table-cell office:value-type="float" office:value="2700" calcext:value-type="float">
            <text:p>2700</text:p>
          </table:table-cell>
          <table:table-cell office:value-type="float" office:value="3646349" calcext:value-type="float">
            <text:p>3646349</text:p>
          </table:table-cell>
          <table:table-cell office:value-type="float" office:value="16164" calcext:value-type="float">
            <text:p>16164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21399" calcext:value-type="float">
            <text:p>3921399</text:p>
          </table:table-cell>
          <table:table-cell office:value-type="float" office:value="16816" calcext:value-type="float">
            <text:p>16816</text:p>
          </table:table-cell>
          <table:table-cell office:value-type="float" office:value="30269" calcext:value-type="float">
            <text:p>30269</text:p>
          </table:table-cell>
          <table:table-cell office:value-type="string" calcext:value-type="string">
            <text:p><text:s text:c="4"/></text:p>
          </table:table-cell>
          <table:table-cell office:value-type="float" office:value="2800" calcext:value-type="float">
            <text:p>2800</text:p>
          </table:table-cell>
          <table:table-cell office:value-type="float" office:value="3921399" calcext:value-type="float">
            <text:p>3921399</text:p>
          </table:table-cell>
          <table:table-cell office:value-type="float" office:value="16816" calcext:value-type="float">
            <text:p>16816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06449" calcext:value-type="float">
            <text:p>4206449</text:p>
          </table:table-cell>
          <table:table-cell office:value-type="float" office:value="17484" calcext:value-type="float">
            <text:p>17484</text:p>
          </table:table-cell>
          <table:table-cell office:value-type="float" office:value="31569" calcext:value-type="float">
            <text:p>31569</text:p>
          </table:table-cell>
          <table:table-cell office:value-type="string" calcext:value-type="string">
            <text:p><text:s text:c="4"/></text:p>
          </table:table-cell>
          <table:table-cell office:value-type="float" office:value="2900" calcext:value-type="float">
            <text:p>2900</text:p>
          </table:table-cell>
          <table:table-cell office:value-type="float" office:value="4206449" calcext:value-type="float">
            <text:p>4206449</text:p>
          </table:table-cell>
          <table:table-cell office:value-type="float" office:value="17484" calcext:value-type="float">
            <text:p>17484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1499" calcext:value-type="float">
            <text:p>4501499</text:p>
          </table:table-cell>
          <table:table-cell office:value-type="float" office:value="18076" calcext:value-type="float">
            <text:p>18076</text:p>
          </table:table-cell>
          <table:table-cell office:value-type="float" office:value="32869" calcext:value-type="float">
            <text:p>32869</text:p>
          </table:table-cell>
          <table:table-cell office:value-type="string" calcext:value-type="string">
            <text:p><text:s text:c="4"/></text:p>
          </table:table-cell>
          <table:table-cell office:value-type="float" office:value="3000" calcext:value-type="float">
            <text:p>3000</text:p>
          </table:table-cell>
          <table:table-cell office:value-type="float" office:value="4501499" calcext:value-type="float">
            <text:p>4501499</text:p>
          </table:table-cell>
          <table:table-cell office:value-type="float" office:value="18076" calcext:value-type="float">
            <text:p>18076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6549" calcext:value-type="float">
            <text:p>4806549</text:p>
          </table:table-cell>
          <table:table-cell office:value-type="float" office:value="18676" calcext:value-type="float">
            <text:p>18676</text:p>
          </table:table-cell>
          <table:table-cell office:value-type="float" office:value="34111" calcext:value-type="float">
            <text:p>34111</text:p>
          </table:table-cell>
          <table:table-cell office:value-type="string" calcext:value-type="string">
            <text:p><text:s text:c="4"/></text:p>
          </table:table-cell>
          <table:table-cell office:value-type="float" office:value="3100" calcext:value-type="float">
            <text:p>3100</text:p>
          </table:table-cell>
          <table:table-cell office:value-type="float" office:value="4806549" calcext:value-type="float">
            <text:p>4806549</text:p>
          </table:table-cell>
          <table:table-cell office:value-type="float" office:value="18676" calcext:value-type="float">
            <text:p>1867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121599" calcext:value-type="float">
            <text:p>5121599</text:p>
          </table:table-cell>
          <table:table-cell office:value-type="float" office:value="19392" calcext:value-type="float">
            <text:p>19392</text:p>
          </table:table-cell>
          <table:table-cell office:value-type="float" office:value="35211" calcext:value-type="float">
            <text:p>35211</text:p>
          </table:table-cell>
          <table:table-cell office:value-type="string" calcext:value-type="string">
            <text:p><text:s text:c="4"/></text:p>
          </table:table-cell>
          <table:table-cell office:value-type="float" office:value="3200" calcext:value-type="float">
            <text:p>3200</text:p>
          </table:table-cell>
          <table:table-cell office:value-type="float" office:value="5121599" calcext:value-type="float">
            <text:p>5121599</text:p>
          </table:table-cell>
          <table:table-cell office:value-type="float" office:value="19392" calcext:value-type="float">
            <text:p>1939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46649" calcext:value-type="float">
            <text:p>5446649</text:p>
          </table:table-cell>
          <table:table-cell office:value-type="float" office:value="20076" calcext:value-type="float">
            <text:p>20076</text:p>
          </table:table-cell>
          <table:table-cell office:value-type="float" office:value="36311" calcext:value-type="float">
            <text:p>36311</text:p>
          </table:table-cell>
          <table:table-cell office:value-type="string" calcext:value-type="string">
            <text:p><text:s text:c="4"/></text:p>
          </table:table-cell>
          <table:table-cell office:value-type="float" office:value="3300" calcext:value-type="float">
            <text:p>3300</text:p>
          </table:table-cell>
          <table:table-cell office:value-type="float" office:value="5446649" calcext:value-type="float">
            <text:p>5446649</text:p>
          </table:table-cell>
          <table:table-cell office:value-type="float" office:value="20076" calcext:value-type="float">
            <text:p>2007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781699" calcext:value-type="float">
            <text:p>5781699</text:p>
          </table:table-cell>
          <table:table-cell office:value-type="float" office:value="20732" calcext:value-type="float">
            <text:p>20732</text:p>
          </table:table-cell>
          <table:table-cell office:value-type="float" office:value="37411" calcext:value-type="float">
            <text:p>37411</text:p>
          </table:table-cell>
          <table:table-cell office:value-type="string" calcext:value-type="string">
            <text:p><text:s text:c="4"/></text:p>
          </table:table-cell>
          <table:table-cell office:value-type="float" office:value="3400" calcext:value-type="float">
            <text:p>3400</text:p>
          </table:table-cell>
          <table:table-cell office:value-type="float" office:value="5781699" calcext:value-type="float">
            <text:p>5781699</text:p>
          </table:table-cell>
          <table:table-cell office:value-type="float" office:value="20732" calcext:value-type="float">
            <text:p>207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26749" calcext:value-type="float">
            <text:p>6126749</text:p>
          </table:table-cell>
          <table:table-cell office:value-type="float" office:value="21340" calcext:value-type="float">
            <text:p>21340</text:p>
          </table:table-cell>
          <table:table-cell office:value-type="float" office:value="38511" calcext:value-type="float">
            <text:p>38511</text:p>
          </table:table-cell>
          <table:table-cell office:value-type="string" calcext:value-type="string">
            <text:p><text:s text:c="4"/></text:p>
          </table:table-cell>
          <table:table-cell office:value-type="float" office:value="3500" calcext:value-type="float">
            <text:p>3500</text:p>
          </table:table-cell>
          <table:table-cell office:value-type="float" office:value="6126749" calcext:value-type="float">
            <text:p>6126749</text:p>
          </table:table-cell>
          <table:table-cell office:value-type="float" office:value="21340" calcext:value-type="float">
            <text:p>2134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81799" calcext:value-type="float">
            <text:p>6481799</text:p>
          </table:table-cell>
          <table:table-cell office:value-type="float" office:value="21888" calcext:value-type="float">
            <text:p>21888</text:p>
          </table:table-cell>
          <table:table-cell office:value-type="float" office:value="39611" calcext:value-type="float">
            <text:p>39611</text:p>
          </table:table-cell>
          <table:table-cell office:value-type="string" calcext:value-type="string">
            <text:p><text:s text:c="4"/></text:p>
          </table:table-cell>
          <table:table-cell office:value-type="float" office:value="3600" calcext:value-type="float">
            <text:p>3600</text:p>
          </table:table-cell>
          <table:table-cell office:value-type="float" office:value="6481799" calcext:value-type="float">
            <text:p>6481799</text:p>
          </table:table-cell>
          <table:table-cell office:value-type="float" office:value="21888" calcext:value-type="float">
            <text:p>2188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846849" calcext:value-type="float">
            <text:p>6846849</text:p>
          </table:table-cell>
          <table:table-cell office:value-type="float" office:value="22536" calcext:value-type="float">
            <text:p>22536</text:p>
          </table:table-cell>
          <table:table-cell office:value-type="float" office:value="40711" calcext:value-type="float">
            <text:p>40711</text:p>
          </table:table-cell>
          <table:table-cell office:value-type="string" calcext:value-type="string">
            <text:p><text:s text:c="4"/></text:p>
          </table:table-cell>
          <table:table-cell office:value-type="float" office:value="3700" calcext:value-type="float">
            <text:p>3700</text:p>
          </table:table-cell>
          <table:table-cell office:value-type="float" office:value="6846849" calcext:value-type="float">
            <text:p>6846849</text:p>
          </table:table-cell>
          <table:table-cell office:value-type="float" office:value="22536" calcext:value-type="float">
            <text:p>2253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221899" calcext:value-type="float">
            <text:p>7221899</text:p>
          </table:table-cell>
          <table:table-cell office:value-type="float" office:value="23116" calcext:value-type="float">
            <text:p>23116</text:p>
          </table:table-cell>
          <table:table-cell office:value-type="float" office:value="41811" calcext:value-type="float">
            <text:p>41811</text:p>
          </table:table-cell>
          <table:table-cell office:value-type="string" calcext:value-type="string">
            <text:p><text:s text:c="4"/></text:p>
          </table:table-cell>
          <table:table-cell office:value-type="float" office:value="3800" calcext:value-type="float">
            <text:p>3800</text:p>
          </table:table-cell>
          <table:table-cell office:value-type="float" office:value="7221899" calcext:value-type="float">
            <text:p>7221899</text:p>
          </table:table-cell>
          <table:table-cell office:value-type="float" office:value="23116" calcext:value-type="float">
            <text:p>2311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606949" calcext:value-type="float">
            <text:p>7606949</text:p>
          </table:table-cell>
          <table:table-cell office:value-type="float" office:value="23664" calcext:value-type="float">
            <text:p>23664</text:p>
          </table:table-cell>
          <table:table-cell office:value-type="float" office:value="42911" calcext:value-type="float">
            <text:p>42911</text:p>
          </table:table-cell>
          <table:table-cell office:value-type="string" calcext:value-type="string">
            <text:p><text:s text:c="4"/></text:p>
          </table:table-cell>
          <table:table-cell office:value-type="float" office:value="3900" calcext:value-type="float">
            <text:p>3900</text:p>
          </table:table-cell>
          <table:table-cell office:value-type="float" office:value="7606949" calcext:value-type="float">
            <text:p>7606949</text:p>
          </table:table-cell>
          <table:table-cell office:value-type="float" office:value="23664" calcext:value-type="float">
            <text:p>2366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1999" calcext:value-type="float">
            <text:p>8001999</text:p>
          </table:table-cell>
          <table:table-cell office:value-type="float" office:value="24176" calcext:value-type="float">
            <text:p>24176</text:p>
          </table:table-cell>
          <table:table-cell office:value-type="float" office:value="44011" calcext:value-type="float">
            <text:p>44011</text:p>
          </table:table-cell>
          <table:table-cell office:value-type="string" calcext:value-type="string">
            <text:p><text:s text:c="4"/></text:p>
          </table:table-cell>
          <table:table-cell office:value-type="float" office:value="4000" calcext:value-type="float">
            <text:p>4000</text:p>
          </table:table-cell>
          <table:table-cell office:value-type="float" office:value="8001999" calcext:value-type="float">
            <text:p>8001999</text:p>
          </table:table-cell>
          <table:table-cell office:value-type="float" office:value="24176" calcext:value-type="float">
            <text:p>2417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407049" calcext:value-type="float">
            <text:p>8407049</text:p>
          </table:table-cell>
          <table:table-cell office:value-type="float" office:value="24624" calcext:value-type="float">
            <text:p>24624</text:p>
          </table:table-cell>
          <table:table-cell office:value-type="float" office:value="45126" calcext:value-type="float">
            <text:p>45126</text:p>
          </table:table-cell>
          <table:table-cell office:value-type="string" calcext:value-type="string">
            <text:p><text:s text:c="4"/></text:p>
          </table:table-cell>
          <table:table-cell office:value-type="float" office:value="4100" calcext:value-type="float">
            <text:p>4100</text:p>
          </table:table-cell>
          <table:table-cell office:value-type="float" office:value="8407049" calcext:value-type="float">
            <text:p>8407049</text:p>
          </table:table-cell>
          <table:table-cell office:value-type="float" office:value="24624" calcext:value-type="float">
            <text:p>24624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822099" calcext:value-type="float">
            <text:p>8822099</text:p>
          </table:table-cell>
          <table:table-cell office:value-type="float" office:value="25596" calcext:value-type="float">
            <text:p>25596</text:p>
          </table:table-cell>
          <table:table-cell office:value-type="float" office:value="46526" calcext:value-type="float">
            <text:p>46526</text:p>
          </table:table-cell>
          <table:table-cell office:value-type="string" calcext:value-type="string">
            <text:p><text:s text:c="4"/></text:p>
          </table:table-cell>
          <table:table-cell office:value-type="float" office:value="4200" calcext:value-type="float">
            <text:p>4200</text:p>
          </table:table-cell>
          <table:table-cell office:value-type="float" office:value="8822099" calcext:value-type="float">
            <text:p>8822099</text:p>
          </table:table-cell>
          <table:table-cell office:value-type="float" office:value="25596" calcext:value-type="float">
            <text:p>25596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247149" calcext:value-type="float">
            <text:p>9247149</text:p>
          </table:table-cell>
          <table:table-cell office:value-type="float" office:value="26480" calcext:value-type="float">
            <text:p>26480</text:p>
          </table:table-cell>
          <table:table-cell office:value-type="float" office:value="47926" calcext:value-type="float">
            <text:p>47926</text:p>
          </table:table-cell>
          <table:table-cell office:value-type="string" calcext:value-type="string">
            <text:p><text:s text:c="4"/></text:p>
          </table:table-cell>
          <table:table-cell office:value-type="float" office:value="4300" calcext:value-type="float">
            <text:p>4300</text:p>
          </table:table-cell>
          <table:table-cell office:value-type="float" office:value="9247149" calcext:value-type="float">
            <text:p>9247149</text:p>
          </table:table-cell>
          <table:table-cell office:value-type="float" office:value="26480" calcext:value-type="float">
            <text:p>26480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82199" calcext:value-type="float">
            <text:p>9682199</text:p>
          </table:table-cell>
          <table:table-cell office:value-type="float" office:value="27328" calcext:value-type="float">
            <text:p>27328</text:p>
          </table:table-cell>
          <table:table-cell office:value-type="float" office:value="49326" calcext:value-type="float">
            <text:p>49326</text:p>
          </table:table-cell>
          <table:table-cell office:value-type="string" calcext:value-type="string">
            <text:p><text:s text:c="4"/></text:p>
          </table:table-cell>
          <table:table-cell office:value-type="float" office:value="4400" calcext:value-type="float">
            <text:p>4400</text:p>
          </table:table-cell>
          <table:table-cell office:value-type="float" office:value="9682199" calcext:value-type="float">
            <text:p>9682199</text:p>
          </table:table-cell>
          <table:table-cell office:value-type="float" office:value="27328" calcext:value-type="float">
            <text:p>27328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27249" calcext:value-type="float">
            <text:p>10127249</text:p>
          </table:table-cell>
          <table:table-cell office:value-type="float" office:value="28148" calcext:value-type="float">
            <text:p>28148</text:p>
          </table:table-cell>
          <table:table-cell office:value-type="float" office:value="50726" calcext:value-type="float">
            <text:p>50726</text:p>
          </table:table-cell>
          <table:table-cell office:value-type="string" calcext:value-type="string">
            <text:p><text:s text:c="4"/></text:p>
          </table:table-cell>
          <table:table-cell office:value-type="float" office:value="4500" calcext:value-type="float">
            <text:p>4500</text:p>
          </table:table-cell>
          <table:table-cell office:value-type="float" office:value="10127249" calcext:value-type="float">
            <text:p>10127249</text:p>
          </table:table-cell>
          <table:table-cell office:value-type="float" office:value="28148" calcext:value-type="float">
            <text:p>28148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82299" calcext:value-type="float">
            <text:p>10582299</text:p>
          </table:table-cell>
          <table:table-cell office:value-type="float" office:value="28884" calcext:value-type="float">
            <text:p>28884</text:p>
          </table:table-cell>
          <table:table-cell office:value-type="float" office:value="52126" calcext:value-type="float">
            <text:p>52126</text:p>
          </table:table-cell>
          <table:table-cell office:value-type="string" calcext:value-type="string">
            <text:p><text:s text:c="4"/></text:p>
          </table:table-cell>
          <table:table-cell office:value-type="float" office:value="4600" calcext:value-type="float">
            <text:p>4600</text:p>
          </table:table-cell>
          <table:table-cell office:value-type="float" office:value="10582299" calcext:value-type="float">
            <text:p>10582299</text:p>
          </table:table-cell>
          <table:table-cell office:value-type="float" office:value="28884" calcext:value-type="float">
            <text:p>28884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047349" calcext:value-type="float">
            <text:p>11047349</text:p>
          </table:table-cell>
          <table:table-cell office:value-type="float" office:value="29748" calcext:value-type="float">
            <text:p>29748</text:p>
          </table:table-cell>
          <table:table-cell office:value-type="float" office:value="53526" calcext:value-type="float">
            <text:p>53526</text:p>
          </table:table-cell>
          <table:table-cell office:value-type="string" calcext:value-type="string">
            <text:p><text:s text:c="4"/></text:p>
          </table:table-cell>
          <table:table-cell office:value-type="float" office:value="4700" calcext:value-type="float">
            <text:p>4700</text:p>
          </table:table-cell>
          <table:table-cell office:value-type="float" office:value="11047349" calcext:value-type="float">
            <text:p>11047349</text:p>
          </table:table-cell>
          <table:table-cell office:value-type="float" office:value="29748" calcext:value-type="float">
            <text:p>29748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22399" calcext:value-type="float">
            <text:p>11522399</text:p>
          </table:table-cell>
          <table:table-cell office:value-type="float" office:value="30528" calcext:value-type="float">
            <text:p>30528</text:p>
          </table:table-cell>
          <table:table-cell office:value-type="float" office:value="54926" calcext:value-type="float">
            <text:p>54926</text:p>
          </table:table-cell>
          <table:table-cell office:value-type="string" calcext:value-type="string">
            <text:p><text:s text:c="4"/></text:p>
          </table:table-cell>
          <table:table-cell office:value-type="float" office:value="4800" calcext:value-type="float">
            <text:p>4800</text:p>
          </table:table-cell>
          <table:table-cell office:value-type="float" office:value="11522399" calcext:value-type="float">
            <text:p>11522399</text:p>
          </table:table-cell>
          <table:table-cell office:value-type="float" office:value="30528" calcext:value-type="float">
            <text:p>30528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007449" calcext:value-type="float">
            <text:p>12007449</text:p>
          </table:table-cell>
          <table:table-cell office:value-type="float" office:value="31284" calcext:value-type="float">
            <text:p>31284</text:p>
          </table:table-cell>
          <table:table-cell office:value-type="float" office:value="56326" calcext:value-type="float">
            <text:p>56326</text:p>
          </table:table-cell>
          <table:table-cell office:value-type="string" calcext:value-type="string">
            <text:p><text:s text:c="4"/></text:p>
          </table:table-cell>
          <table:table-cell office:value-type="float" office:value="4900" calcext:value-type="float">
            <text:p>4900</text:p>
          </table:table-cell>
          <table:table-cell office:value-type="float" office:value="12007449" calcext:value-type="float">
            <text:p>12007449</text:p>
          </table:table-cell>
          <table:table-cell office:value-type="float" office:value="31284" calcext:value-type="float">
            <text:p>31284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02499" calcext:value-type="float">
            <text:p>12502499</text:p>
          </table:table-cell>
          <table:table-cell office:value-type="float" office:value="32004" calcext:value-type="float">
            <text:p>32004</text:p>
          </table:table-cell>
          <table:table-cell office:value-type="float" office:value="57726" calcext:value-type="float">
            <text:p>57726</text:p>
          </table:table-cell>
          <table:table-cell office:value-type="string" calcext:value-type="string">
            <text:p><text:s text:c="4"/></text:p>
          </table:table-cell>
          <table:table-cell office:value-type="float" office:value="5000" calcext:value-type="float">
            <text:p>5000</text:p>
          </table:table-cell>
          <table:table-cell office:value-type="float" office:value="12502499" calcext:value-type="float">
            <text:p>12502499</text:p>
          </table:table-cell>
          <table:table-cell office:value-type="float" office:value="32004" calcext:value-type="float">
            <text:p>32004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3007549" calcext:value-type="float">
            <text:p>13007549</text:p>
          </table:table-cell>
          <table:table-cell office:value-type="float" office:value="32668" calcext:value-type="float">
            <text:p>32668</text:p>
          </table:table-cell>
          <table:table-cell office:value-type="float" office:value="59126" calcext:value-type="float">
            <text:p>59126</text:p>
          </table:table-cell>
          <table:table-cell office:value-type="string" calcext:value-type="string">
            <text:p><text:s text:c="4"/></text:p>
          </table:table-cell>
          <table:table-cell office:value-type="float" office:value="5100" calcext:value-type="float">
            <text:p>5100</text:p>
          </table:table-cell>
          <table:table-cell office:value-type="float" office:value="13007549" calcext:value-type="float">
            <text:p>13007549</text:p>
          </table:table-cell>
          <table:table-cell office:value-type="float" office:value="32668" calcext:value-type="float">
            <text:p>32668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522599" calcext:value-type="float">
            <text:p>13522599</text:p>
          </table:table-cell>
          <table:table-cell office:value-type="float" office:value="33488" calcext:value-type="float">
            <text:p>33488</text:p>
          </table:table-cell>
          <table:table-cell office:value-type="float" office:value="60526" calcext:value-type="float">
            <text:p>60526</text:p>
          </table:table-cell>
          <table:table-cell office:value-type="string" calcext:value-type="string">
            <text:p><text:s text:c="4"/></text:p>
          </table:table-cell>
          <table:table-cell office:value-type="float" office:value="5200" calcext:value-type="float">
            <text:p>5200</text:p>
          </table:table-cell>
          <table:table-cell office:value-type="float" office:value="13522599" calcext:value-type="float">
            <text:p>13522599</text:p>
          </table:table-cell>
          <table:table-cell office:value-type="float" office:value="33488" calcext:value-type="float">
            <text:p>33488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047649" calcext:value-type="float">
            <text:p>14047649</text:p>
          </table:table-cell>
          <table:table-cell office:value-type="float" office:value="34288" calcext:value-type="float">
            <text:p>34288</text:p>
          </table:table-cell>
          <table:table-cell office:value-type="float" office:value="61926" calcext:value-type="float">
            <text:p>61926</text:p>
          </table:table-cell>
          <table:table-cell office:value-type="string" calcext:value-type="string">
            <text:p><text:s text:c="4"/></text:p>
          </table:table-cell>
          <table:table-cell office:value-type="float" office:value="5300" calcext:value-type="float">
            <text:p>5300</text:p>
          </table:table-cell>
          <table:table-cell office:value-type="float" office:value="14047649" calcext:value-type="float">
            <text:p>14047649</text:p>
          </table:table-cell>
          <table:table-cell office:value-type="float" office:value="34288" calcext:value-type="float">
            <text:p>34288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582699" calcext:value-type="float">
            <text:p>14582699</text:p>
          </table:table-cell>
          <table:table-cell office:value-type="float" office:value="35028" calcext:value-type="float">
            <text:p>35028</text:p>
          </table:table-cell>
          <table:table-cell office:value-type="float" office:value="63326" calcext:value-type="float">
            <text:p>63326</text:p>
          </table:table-cell>
          <table:table-cell office:value-type="string" calcext:value-type="string">
            <text:p><text:s text:c="4"/></text:p>
          </table:table-cell>
          <table:table-cell office:value-type="float" office:value="5400" calcext:value-type="float">
            <text:p>5400</text:p>
          </table:table-cell>
          <table:table-cell office:value-type="float" office:value="14582699" calcext:value-type="float">
            <text:p>14582699</text:p>
          </table:table-cell>
          <table:table-cell office:value-type="float" office:value="35028" calcext:value-type="float">
            <text:p>35028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127749" calcext:value-type="float">
            <text:p>15127749</text:p>
          </table:table-cell>
          <table:table-cell office:value-type="float" office:value="35756" calcext:value-type="float">
            <text:p>35756</text:p>
          </table:table-cell>
          <table:table-cell office:value-type="float" office:value="64726" calcext:value-type="float">
            <text:p>64726</text:p>
          </table:table-cell>
          <table:table-cell office:value-type="string" calcext:value-type="string">
            <text:p><text:s text:c="4"/></text:p>
          </table:table-cell>
          <table:table-cell office:value-type="float" office:value="5500" calcext:value-type="float">
            <text:p>5500</text:p>
          </table:table-cell>
          <table:table-cell office:value-type="float" office:value="15127749" calcext:value-type="float">
            <text:p>15127749</text:p>
          </table:table-cell>
          <table:table-cell office:value-type="float" office:value="35756" calcext:value-type="float">
            <text:p>35756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682799" calcext:value-type="float">
            <text:p>15682799</text:p>
          </table:table-cell>
          <table:table-cell office:value-type="float" office:value="36432" calcext:value-type="float">
            <text:p>36432</text:p>
          </table:table-cell>
          <table:table-cell office:value-type="float" office:value="66126" calcext:value-type="float">
            <text:p>66126</text:p>
          </table:table-cell>
          <table:table-cell office:value-type="string" calcext:value-type="string">
            <text:p><text:s text:c="4"/></text:p>
          </table:table-cell>
          <table:table-cell office:value-type="float" office:value="5600" calcext:value-type="float">
            <text:p>5600</text:p>
          </table:table-cell>
          <table:table-cell office:value-type="float" office:value="15682799" calcext:value-type="float">
            <text:p>15682799</text:p>
          </table:table-cell>
          <table:table-cell office:value-type="float" office:value="36432" calcext:value-type="float">
            <text:p>36432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247849" calcext:value-type="float">
            <text:p>16247849</text:p>
          </table:table-cell>
          <table:table-cell office:value-type="float" office:value="37156" calcext:value-type="float">
            <text:p>37156</text:p>
          </table:table-cell>
          <table:table-cell office:value-type="float" office:value="67526" calcext:value-type="float">
            <text:p>67526</text:p>
          </table:table-cell>
          <table:table-cell office:value-type="string" calcext:value-type="string">
            <text:p><text:s text:c="4"/></text:p>
          </table:table-cell>
          <table:table-cell office:value-type="float" office:value="5700" calcext:value-type="float">
            <text:p>5700</text:p>
          </table:table-cell>
          <table:table-cell office:value-type="float" office:value="16247849" calcext:value-type="float">
            <text:p>16247849</text:p>
          </table:table-cell>
          <table:table-cell office:value-type="float" office:value="37156" calcext:value-type="float">
            <text:p>37156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822899" calcext:value-type="float">
            <text:p>16822899</text:p>
          </table:table-cell>
          <table:table-cell office:value-type="float" office:value="37868" calcext:value-type="float">
            <text:p>37868</text:p>
          </table:table-cell>
          <table:table-cell office:value-type="float" office:value="68926" calcext:value-type="float">
            <text:p>68926</text:p>
          </table:table-cell>
          <table:table-cell office:value-type="string" calcext:value-type="string">
            <text:p><text:s text:c="4"/></text:p>
          </table:table-cell>
          <table:table-cell office:value-type="float" office:value="5800" calcext:value-type="float">
            <text:p>5800</text:p>
          </table:table-cell>
          <table:table-cell office:value-type="float" office:value="16822899" calcext:value-type="float">
            <text:p>16822899</text:p>
          </table:table-cell>
          <table:table-cell office:value-type="float" office:value="37868" calcext:value-type="float">
            <text:p>37868</text:p>
          </table:table-cell>
          <table:table-cell office:value-type="float" office:value="7504" calcext:value-type="float">
            <text:p>750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407949" calcext:value-type="float">
            <text:p>17407949</text:p>
          </table:table-cell>
          <table:table-cell office:value-type="float" office:value="38500" calcext:value-type="float">
            <text:p>38500</text:p>
          </table:table-cell>
          <table:table-cell office:value-type="float" office:value="70326" calcext:value-type="float">
            <text:p>70326</text:p>
          </table:table-cell>
          <table:table-cell office:value-type="string" calcext:value-type="string">
            <text:p><text:s text:c="4"/></text:p>
          </table:table-cell>
          <table:table-cell office:value-type="float" office:value="5900" calcext:value-type="float">
            <text:p>5900</text:p>
          </table:table-cell>
          <table:table-cell office:value-type="float" office:value="17407949" calcext:value-type="float">
            <text:p>17407949</text:p>
          </table:table-cell>
          <table:table-cell office:value-type="float" office:value="38500" calcext:value-type="float">
            <text:p>38500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02998" calcext:value-type="float">
            <text:p>18002998</text:p>
          </table:table-cell>
          <table:table-cell office:value-type="float" office:value="39152" calcext:value-type="float">
            <text:p>39152</text:p>
          </table:table-cell>
          <table:table-cell office:value-type="float" office:value="71728" calcext:value-type="float">
            <text:p>71728</text:p>
          </table:table-cell>
          <table:table-cell office:value-type="string" calcext:value-type="string">
            <text:p><text:s text:c="4"/></text:p>
          </table:table-cell>
          <table:table-cell office:value-type="float" office:value="6000" calcext:value-type="float">
            <text:p>6000</text:p>
          </table:table-cell>
          <table:table-cell office:value-type="float" office:value="18002998" calcext:value-type="float">
            <text:p>18002998</text:p>
          </table:table-cell>
          <table:table-cell office:value-type="float" office:value="39152" calcext:value-type="float">
            <text:p>39152</text:p>
          </table:table-cell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608048" calcext:value-type="float">
            <text:p>18608048</text:p>
          </table:table-cell>
          <table:table-cell office:value-type="float" office:value="39736" calcext:value-type="float">
            <text:p>39736</text:p>
          </table:table-cell>
          <table:table-cell office:value-type="float" office:value="73126" calcext:value-type="float">
            <text:p>73126</text:p>
          </table:table-cell>
          <table:table-cell office:value-type="string" calcext:value-type="string">
            <text:p><text:s text:c="4"/></text:p>
          </table:table-cell>
          <table:table-cell office:value-type="float" office:value="6100" calcext:value-type="float">
            <text:p>6100</text:p>
          </table:table-cell>
          <table:table-cell office:value-type="float" office:value="18608048" calcext:value-type="float">
            <text:p>18608048</text:p>
          </table:table-cell>
          <table:table-cell office:value-type="float" office:value="39736" calcext:value-type="float">
            <text:p>39736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223098" calcext:value-type="float">
            <text:p>19223098</text:p>
          </table:table-cell>
          <table:table-cell office:value-type="float" office:value="40452" calcext:value-type="float">
            <text:p>40452</text:p>
          </table:table-cell>
          <table:table-cell office:value-type="float" office:value="74412" calcext:value-type="float">
            <text:p>74412</text:p>
          </table:table-cell>
          <table:table-cell office:value-type="string" calcext:value-type="string">
            <text:p><text:s text:c="4"/></text:p>
          </table:table-cell>
          <table:table-cell office:value-type="float" office:value="6200" calcext:value-type="float">
            <text:p>6200</text:p>
          </table:table-cell>
          <table:table-cell office:value-type="float" office:value="19223098" calcext:value-type="float">
            <text:p>19223098</text:p>
          </table:table-cell>
          <table:table-cell office:value-type="float" office:value="40452" calcext:value-type="float">
            <text:p>40452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848148" calcext:value-type="float">
            <text:p>19848148</text:p>
          </table:table-cell>
          <table:table-cell office:value-type="float" office:value="41268" calcext:value-type="float">
            <text:p>41268</text:p>
          </table:table-cell>
          <table:table-cell office:value-type="float" office:value="75611" calcext:value-type="float">
            <text:p>75611</text:p>
          </table:table-cell>
          <table:table-cell office:value-type="string" calcext:value-type="string">
            <text:p><text:s text:c="4"/></text:p>
          </table:table-cell>
          <table:table-cell office:value-type="float" office:value="6300" calcext:value-type="float">
            <text:p>6300</text:p>
          </table:table-cell>
          <table:table-cell office:value-type="float" office:value="19848148" calcext:value-type="float">
            <text:p>19848148</text:p>
          </table:table-cell>
          <table:table-cell office:value-type="float" office:value="41268" calcext:value-type="float">
            <text:p>41268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483198" calcext:value-type="float">
            <text:p>20483198</text:p>
          </table:table-cell>
          <table:table-cell office:value-type="float" office:value="41984" calcext:value-type="float">
            <text:p>41984</text:p>
          </table:table-cell>
          <table:table-cell office:value-type="float" office:value="76817" calcext:value-type="float">
            <text:p>76817</text:p>
          </table:table-cell>
          <table:table-cell office:value-type="string" calcext:value-type="string">
            <text:p><text:s text:c="4"/></text:p>
          </table:table-cell>
          <table:table-cell office:value-type="float" office:value="6400" calcext:value-type="float">
            <text:p>6400</text:p>
          </table:table-cell>
          <table:table-cell office:value-type="float" office:value="20483198" calcext:value-type="float">
            <text:p>20483198</text:p>
          </table:table-cell>
          <table:table-cell office:value-type="float" office:value="41984" calcext:value-type="float">
            <text:p>41984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1128248" calcext:value-type="float">
            <text:p>21128248</text:p>
          </table:table-cell>
          <table:table-cell office:value-type="float" office:value="42768" calcext:value-type="float">
            <text:p>42768</text:p>
          </table:table-cell>
          <table:table-cell office:value-type="float" office:value="78017" calcext:value-type="float">
            <text:p>78017</text:p>
          </table:table-cell>
          <table:table-cell office:value-type="string" calcext:value-type="string">
            <text:p><text:s text:c="4"/></text:p>
          </table:table-cell>
          <table:table-cell office:value-type="float" office:value="6500" calcext:value-type="float">
            <text:p>6500</text:p>
          </table:table-cell>
          <table:table-cell office:value-type="float" office:value="21128248" calcext:value-type="float">
            <text:p>21128248</text:p>
          </table:table-cell>
          <table:table-cell office:value-type="float" office:value="42768" calcext:value-type="float">
            <text:p>42768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783298" calcext:value-type="float">
            <text:p>21783298</text:p>
          </table:table-cell>
          <table:table-cell office:value-type="float" office:value="43452" calcext:value-type="float">
            <text:p>43452</text:p>
          </table:table-cell>
          <table:table-cell office:value-type="float" office:value="79211" calcext:value-type="float">
            <text:p>79211</text:p>
          </table:table-cell>
          <table:table-cell office:value-type="string" calcext:value-type="string">
            <text:p><text:s text:c="4"/></text:p>
          </table:table-cell>
          <table:table-cell office:value-type="float" office:value="6600" calcext:value-type="float">
            <text:p>6600</text:p>
          </table:table-cell>
          <table:table-cell office:value-type="float" office:value="21783298" calcext:value-type="float">
            <text:p>21783298</text:p>
          </table:table-cell>
          <table:table-cell office:value-type="float" office:value="43452" calcext:value-type="float">
            <text:p>43452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448348" calcext:value-type="float">
            <text:p>22448348</text:p>
          </table:table-cell>
          <table:table-cell office:value-type="float" office:value="44148" calcext:value-type="float">
            <text:p>44148</text:p>
          </table:table-cell>
          <table:table-cell office:value-type="float" office:value="80413" calcext:value-type="float">
            <text:p>80413</text:p>
          </table:table-cell>
          <table:table-cell office:value-type="string" calcext:value-type="string">
            <text:p><text:s text:c="4"/></text:p>
          </table:table-cell>
          <table:table-cell office:value-type="float" office:value="6700" calcext:value-type="float">
            <text:p>6700</text:p>
          </table:table-cell>
          <table:table-cell office:value-type="float" office:value="22448348" calcext:value-type="float">
            <text:p>22448348</text:p>
          </table:table-cell>
          <table:table-cell office:value-type="float" office:value="44148" calcext:value-type="float">
            <text:p>44148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3123398" calcext:value-type="float">
            <text:p>23123398</text:p>
          </table:table-cell>
          <table:table-cell office:value-type="float" office:value="44864" calcext:value-type="float">
            <text:p>44864</text:p>
          </table:table-cell>
          <table:table-cell office:value-type="float" office:value="81611" calcext:value-type="float">
            <text:p>81611</text:p>
          </table:table-cell>
          <table:table-cell office:value-type="string" calcext:value-type="string">
            <text:p><text:s text:c="4"/></text:p>
          </table:table-cell>
          <table:table-cell office:value-type="float" office:value="6800" calcext:value-type="float">
            <text:p>6800</text:p>
          </table:table-cell>
          <table:table-cell office:value-type="float" office:value="23123398" calcext:value-type="float">
            <text:p>23123398</text:p>
          </table:table-cell>
          <table:table-cell office:value-type="float" office:value="44864" calcext:value-type="float">
            <text:p>44864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808448" calcext:value-type="float">
            <text:p>23808448</text:p>
          </table:table-cell>
          <table:table-cell office:value-type="float" office:value="45512" calcext:value-type="float">
            <text:p>45512</text:p>
          </table:table-cell>
          <table:table-cell office:value-type="float" office:value="82812" calcext:value-type="float">
            <text:p>82812</text:p>
          </table:table-cell>
          <table:table-cell office:value-type="string" calcext:value-type="string">
            <text:p><text:s text:c="4"/></text:p>
          </table:table-cell>
          <table:table-cell office:value-type="float" office:value="6900" calcext:value-type="float">
            <text:p>6900</text:p>
          </table:table-cell>
          <table:table-cell office:value-type="float" office:value="23808448" calcext:value-type="float">
            <text:p>23808448</text:p>
          </table:table-cell>
          <table:table-cell office:value-type="float" office:value="45512" calcext:value-type="float">
            <text:p>45512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503498" calcext:value-type="float">
            <text:p>24503498</text:p>
          </table:table-cell>
          <table:table-cell office:value-type="float" office:value="46180" calcext:value-type="float">
            <text:p>46180</text:p>
          </table:table-cell>
          <table:table-cell office:value-type="float" office:value="84014" calcext:value-type="float">
            <text:p>84014</text:p>
          </table:table-cell>
          <table:table-cell office:value-type="string" calcext:value-type="string">
            <text:p><text:s text:c="4"/></text:p>
          </table:table-cell>
          <table:table-cell office:value-type="float" office:value="7000" calcext:value-type="float">
            <text:p>7000</text:p>
          </table:table-cell>
          <table:table-cell office:value-type="float" office:value="24503498" calcext:value-type="float">
            <text:p>24503498</text:p>
          </table:table-cell>
          <table:table-cell office:value-type="float" office:value="46180" calcext:value-type="float">
            <text:p>46180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08548" calcext:value-type="float">
            <text:p>25208548</text:p>
          </table:table-cell>
          <table:table-cell office:value-type="float" office:value="46768" calcext:value-type="float">
            <text:p>46768</text:p>
          </table:table-cell>
          <table:table-cell office:value-type="float" office:value="85212" calcext:value-type="float">
            <text:p>85212</text:p>
          </table:table-cell>
          <table:table-cell office:value-type="string" calcext:value-type="string">
            <text:p><text:s text:c="4"/></text:p>
          </table:table-cell>
          <table:table-cell office:value-type="float" office:value="7100" calcext:value-type="float">
            <text:p>7100</text:p>
          </table:table-cell>
          <table:table-cell office:value-type="float" office:value="25208548" calcext:value-type="float">
            <text:p>25208548</text:p>
          </table:table-cell>
          <table:table-cell office:value-type="float" office:value="46768" calcext:value-type="float">
            <text:p>46768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923598" calcext:value-type="float">
            <text:p>25923598</text:p>
          </table:table-cell>
          <table:table-cell office:value-type="float" office:value="47376" calcext:value-type="float">
            <text:p>47376</text:p>
          </table:table-cell>
          <table:table-cell office:value-type="float" office:value="86411" calcext:value-type="float">
            <text:p>86411</text:p>
          </table:table-cell>
          <table:table-cell office:value-type="string" calcext:value-type="string">
            <text:p><text:s text:c="4"/></text:p>
          </table:table-cell>
          <table:table-cell office:value-type="float" office:value="7200" calcext:value-type="float">
            <text:p>7200</text:p>
          </table:table-cell>
          <table:table-cell office:value-type="float" office:value="25923598" calcext:value-type="float">
            <text:p>25923598</text:p>
          </table:table-cell>
          <table:table-cell office:value-type="float" office:value="47376" calcext:value-type="float">
            <text:p>47376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648648" calcext:value-type="float">
            <text:p>26648648</text:p>
          </table:table-cell>
          <table:table-cell office:value-type="float" office:value="48100" calcext:value-type="float">
            <text:p>48100</text:p>
          </table:table-cell>
          <table:table-cell office:value-type="float" office:value="87613" calcext:value-type="float">
            <text:p>87613</text:p>
          </table:table-cell>
          <table:table-cell office:value-type="string" calcext:value-type="string">
            <text:p><text:s text:c="4"/></text:p>
          </table:table-cell>
          <table:table-cell office:value-type="float" office:value="7300" calcext:value-type="float">
            <text:p>7300</text:p>
          </table:table-cell>
          <table:table-cell office:value-type="float" office:value="26648648" calcext:value-type="float">
            <text:p>26648648</text:p>
          </table:table-cell>
          <table:table-cell office:value-type="float" office:value="48100" calcext:value-type="float">
            <text:p>48100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383698" calcext:value-type="float">
            <text:p>27383698</text:p>
          </table:table-cell>
          <table:table-cell office:value-type="float" office:value="48772" calcext:value-type="float">
            <text:p>48772</text:p>
          </table:table-cell>
          <table:table-cell office:value-type="float" office:value="88811" calcext:value-type="float">
            <text:p>88811</text:p>
          </table:table-cell>
          <table:table-cell office:value-type="string" calcext:value-type="string">
            <text:p><text:s text:c="4"/></text:p>
          </table:table-cell>
          <table:table-cell office:value-type="float" office:value="7400" calcext:value-type="float">
            <text:p>7400</text:p>
          </table:table-cell>
          <table:table-cell office:value-type="float" office:value="27383698" calcext:value-type="float">
            <text:p>27383698</text:p>
          </table:table-cell>
          <table:table-cell office:value-type="float" office:value="48772" calcext:value-type="float">
            <text:p>48772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8128748" calcext:value-type="float">
            <text:p>28128748</text:p>
          </table:table-cell>
          <table:table-cell office:value-type="float" office:value="49432" calcext:value-type="float">
            <text:p>49432</text:p>
          </table:table-cell>
          <table:table-cell office:value-type="float" office:value="90014" calcext:value-type="float">
            <text:p>90014</text:p>
          </table:table-cell>
          <table:table-cell office:value-type="string" calcext:value-type="string">
            <text:p><text:s text:c="4"/></text:p>
          </table:table-cell>
          <table:table-cell office:value-type="float" office:value="7500" calcext:value-type="float">
            <text:p>7500</text:p>
          </table:table-cell>
          <table:table-cell office:value-type="float" office:value="28128748" calcext:value-type="float">
            <text:p>28128748</text:p>
          </table:table-cell>
          <table:table-cell office:value-type="float" office:value="49432" calcext:value-type="float">
            <text:p>4943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883798" calcext:value-type="float">
            <text:p>28883798</text:p>
          </table:table-cell>
          <table:table-cell office:value-type="float" office:value="50032" calcext:value-type="float">
            <text:p>50032</text:p>
          </table:table-cell>
          <table:table-cell office:value-type="float" office:value="91214" calcext:value-type="float">
            <text:p>91214</text:p>
          </table:table-cell>
          <table:table-cell office:value-type="string" calcext:value-type="string">
            <text:p><text:s text:c="4"/></text:p>
          </table:table-cell>
          <table:table-cell office:value-type="float" office:value="7600" calcext:value-type="float">
            <text:p>7600</text:p>
          </table:table-cell>
          <table:table-cell office:value-type="float" office:value="28883798" calcext:value-type="float">
            <text:p>28883798</text:p>
          </table:table-cell>
          <table:table-cell office:value-type="float" office:value="50032" calcext:value-type="float">
            <text:p>5003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648848" calcext:value-type="float">
            <text:p>29648848</text:p>
          </table:table-cell>
          <table:table-cell office:value-type="float" office:value="50592" calcext:value-type="float">
            <text:p>50592</text:p>
          </table:table-cell>
          <table:table-cell office:value-type="float" office:value="92412" calcext:value-type="float">
            <text:p>92412</text:p>
          </table:table-cell>
          <table:table-cell office:value-type="string" calcext:value-type="string">
            <text:p><text:s text:c="4"/></text:p>
          </table:table-cell>
          <table:table-cell office:value-type="float" office:value="7700" calcext:value-type="float">
            <text:p>7700</text:p>
          </table:table-cell>
          <table:table-cell office:value-type="float" office:value="29648848" calcext:value-type="float">
            <text:p>29648848</text:p>
          </table:table-cell>
          <table:table-cell office:value-type="float" office:value="50592" calcext:value-type="float">
            <text:p>50592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423898" calcext:value-type="float">
            <text:p>30423898</text:p>
          </table:table-cell>
          <table:table-cell office:value-type="float" office:value="51228" calcext:value-type="float">
            <text:p>51228</text:p>
          </table:table-cell>
          <table:table-cell office:value-type="float" office:value="93615" calcext:value-type="float">
            <text:p>93615</text:p>
          </table:table-cell>
          <table:table-cell office:value-type="string" calcext:value-type="string">
            <text:p><text:s text:c="4"/></text:p>
          </table:table-cell>
          <table:table-cell office:value-type="float" office:value="7800" calcext:value-type="float">
            <text:p>7800</text:p>
          </table:table-cell>
          <table:table-cell office:value-type="float" office:value="30423898" calcext:value-type="float">
            <text:p>30423898</text:p>
          </table:table-cell>
          <table:table-cell office:value-type="float" office:value="51228" calcext:value-type="float">
            <text:p>5122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1208948" calcext:value-type="float">
            <text:p>31208948</text:p>
          </table:table-cell>
          <table:table-cell office:value-type="float" office:value="51808" calcext:value-type="float">
            <text:p>51808</text:p>
          </table:table-cell>
          <table:table-cell office:value-type="float" office:value="94814" calcext:value-type="float">
            <text:p>94814</text:p>
          </table:table-cell>
          <table:table-cell office:value-type="string" calcext:value-type="string">
            <text:p><text:s text:c="4"/></text:p>
          </table:table-cell>
          <table:table-cell office:value-type="float" office:value="7900" calcext:value-type="float">
            <text:p>7900</text:p>
          </table:table-cell>
          <table:table-cell office:value-type="float" office:value="31208948" calcext:value-type="float">
            <text:p>31208948</text:p>
          </table:table-cell>
          <table:table-cell office:value-type="float" office:value="51808" calcext:value-type="float">
            <text:p>5180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003998" calcext:value-type="float">
            <text:p>32003998</text:p>
          </table:table-cell>
          <table:table-cell office:value-type="float" office:value="52352" calcext:value-type="float">
            <text:p>52352</text:p>
          </table:table-cell>
          <table:table-cell office:value-type="float" office:value="96016" calcext:value-type="float">
            <text:p>96016</text:p>
          </table:table-cell>
          <table:table-cell office:value-type="string" calcext:value-type="string">
            <text:p><text:s text:c="4"/></text:p>
          </table:table-cell>
          <table:table-cell office:value-type="float" office:value="8000" calcext:value-type="float">
            <text:p>8000</text:p>
          </table:table-cell>
          <table:table-cell office:value-type="float" office:value="32003998" calcext:value-type="float">
            <text:p>32003998</text:p>
          </table:table-cell>
          <table:table-cell office:value-type="float" office:value="52352" calcext:value-type="float">
            <text:p>5235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809048" calcext:value-type="float">
            <text:p>32809048</text:p>
          </table:table-cell>
          <table:table-cell office:value-type="float" office:value="52872" calcext:value-type="float">
            <text:p>52872</text:p>
          </table:table-cell>
          <table:table-cell office:value-type="float" office:value="97214" calcext:value-type="float">
            <text:p>97214</text:p>
          </table:table-cell>
          <table:table-cell office:value-type="string" calcext:value-type="string">
            <text:p><text:s text:c="4"/></text:p>
          </table:table-cell>
          <table:table-cell office:value-type="float" office:value="8100" calcext:value-type="float">
            <text:p>8100</text:p>
          </table:table-cell>
          <table:table-cell office:value-type="float" office:value="32809048" calcext:value-type="float">
            <text:p>32809048</text:p>
          </table:table-cell>
          <table:table-cell office:value-type="float" office:value="52872" calcext:value-type="float">
            <text:p>5287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624098" calcext:value-type="float">
            <text:p>33624098</text:p>
          </table:table-cell>
          <table:table-cell office:value-type="float" office:value="53348" calcext:value-type="float">
            <text:p>53348</text:p>
          </table:table-cell>
          <table:table-cell office:value-type="float" office:value="98442" calcext:value-type="float">
            <text:p>98442</text:p>
          </table:table-cell>
          <table:table-cell office:value-type="string" calcext:value-type="string">
            <text:p><text:s text:c="4"/></text:p>
          </table:table-cell>
          <table:table-cell office:value-type="float" office:value="8200" calcext:value-type="float">
            <text:p>8200</text:p>
          </table:table-cell>
          <table:table-cell office:value-type="float" office:value="33624098" calcext:value-type="float">
            <text:p>33624098</text:p>
          </table:table-cell>
          <table:table-cell office:value-type="float" office:value="53348" calcext:value-type="float">
            <text:p>53348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449149" calcext:value-type="float">
            <text:p>34449149</text:p>
          </table:table-cell>
          <table:table-cell office:value-type="float" office:value="54412" calcext:value-type="float">
            <text:p>54412</text:p>
          </table:table-cell>
          <table:table-cell office:value-type="float" office:value="99939" calcext:value-type="float">
            <text:p>99939</text:p>
          </table:table-cell>
          <table:table-cell office:value-type="string" calcext:value-type="string">
            <text:p><text:s text:c="4"/></text:p>
          </table:table-cell>
          <table:table-cell office:value-type="float" office:value="8300" calcext:value-type="float">
            <text:p>8300</text:p>
          </table:table-cell>
          <table:table-cell office:value-type="float" office:value="34449149" calcext:value-type="float">
            <text:p>34449149</text:p>
          </table:table-cell>
          <table:table-cell office:value-type="float" office:value="54412" calcext:value-type="float">
            <text:p>54412</text:p>
          </table:table-cell>
          <table:table-cell office:value-type="float" office:value="8408" calcext:value-type="float">
            <text:p>8408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284199" calcext:value-type="float">
            <text:p>35284199</text:p>
          </table:table-cell>
          <table:table-cell office:value-type="float" office:value="55392" calcext:value-type="float">
            <text:p>55392</text:p>
          </table:table-cell>
          <table:table-cell office:value-type="float" office:value="101439" calcext:value-type="float">
            <text:p>101439</text:p>
          </table:table-cell>
          <table:table-cell office:value-type="string" calcext:value-type="string">
            <text:p><text:s text:c="4"/></text:p>
          </table:table-cell>
          <table:table-cell office:value-type="float" office:value="8400" calcext:value-type="float">
            <text:p>8400</text:p>
          </table:table-cell>
          <table:table-cell office:value-type="float" office:value="35284199" calcext:value-type="float">
            <text:p>35284199</text:p>
          </table:table-cell>
          <table:table-cell office:value-type="float" office:value="55392" calcext:value-type="float">
            <text:p>55392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6129249" calcext:value-type="float">
            <text:p>36129249</text:p>
          </table:table-cell>
          <table:table-cell office:value-type="float" office:value="56344" calcext:value-type="float">
            <text:p>56344</text:p>
          </table:table-cell>
          <table:table-cell office:value-type="float" office:value="102939" calcext:value-type="float">
            <text:p>102939</text:p>
          </table:table-cell>
          <table:table-cell office:value-type="string" calcext:value-type="string">
            <text:p><text:s text:c="4"/></text:p>
          </table:table-cell>
          <table:table-cell office:value-type="float" office:value="8500" calcext:value-type="float">
            <text:p>8500</text:p>
          </table:table-cell>
          <table:table-cell office:value-type="float" office:value="36129249" calcext:value-type="float">
            <text:p>36129249</text:p>
          </table:table-cell>
          <table:table-cell office:value-type="float" office:value="56344" calcext:value-type="float">
            <text:p>56344</text:p>
          </table:table-cell>
          <table:table-cell office:value-type="float" office:value="8808" calcext:value-type="float">
            <text:p>880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984299" calcext:value-type="float">
            <text:p>36984299</text:p>
          </table:table-cell>
          <table:table-cell office:value-type="float" office:value="57260" calcext:value-type="float">
            <text:p>57260</text:p>
          </table:table-cell>
          <table:table-cell office:value-type="float" office:value="104439" calcext:value-type="float">
            <text:p>104439</text:p>
          </table:table-cell>
          <table:table-cell office:value-type="string" calcext:value-type="string">
            <text:p><text:s text:c="4"/></text:p>
          </table:table-cell>
          <table:table-cell office:value-type="float" office:value="8600" calcext:value-type="float">
            <text:p>8600</text:p>
          </table:table-cell>
          <table:table-cell office:value-type="float" office:value="36984299" calcext:value-type="float">
            <text:p>36984299</text:p>
          </table:table-cell>
          <table:table-cell office:value-type="float" office:value="57260" calcext:value-type="float">
            <text:p>57260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849349" calcext:value-type="float">
            <text:p>37849349</text:p>
          </table:table-cell>
          <table:table-cell office:value-type="float" office:value="58088" calcext:value-type="float">
            <text:p>58088</text:p>
          </table:table-cell>
          <table:table-cell office:value-type="float" office:value="105939" calcext:value-type="float">
            <text:p>105939</text:p>
          </table:table-cell>
          <table:table-cell office:value-type="string" calcext:value-type="string">
            <text:p><text:s text:c="4"/></text:p>
          </table:table-cell>
          <table:table-cell office:value-type="float" office:value="8700" calcext:value-type="float">
            <text:p>8700</text:p>
          </table:table-cell>
          <table:table-cell office:value-type="float" office:value="37849349" calcext:value-type="float">
            <text:p>37849349</text:p>
          </table:table-cell>
          <table:table-cell office:value-type="float" office:value="58088" calcext:value-type="float">
            <text:p>58088</text:p>
          </table:table-cell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724399" calcext:value-type="float">
            <text:p>38724399</text:p>
          </table:table-cell>
          <table:table-cell office:value-type="float" office:value="59056" calcext:value-type="float">
            <text:p>59056</text:p>
          </table:table-cell>
          <table:table-cell office:value-type="float" office:value="107439" calcext:value-type="float">
            <text:p>107439</text:p>
          </table:table-cell>
          <table:table-cell office:value-type="string" calcext:value-type="string">
            <text:p><text:s text:c="4"/></text:p>
          </table:table-cell>
          <table:table-cell office:value-type="float" office:value="8800" calcext:value-type="float">
            <text:p>8800</text:p>
          </table:table-cell>
          <table:table-cell office:value-type="float" office:value="38724399" calcext:value-type="float">
            <text:p>38724399</text:p>
          </table:table-cell>
          <table:table-cell office:value-type="float" office:value="59056" calcext:value-type="float">
            <text:p>59056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609449" calcext:value-type="float">
            <text:p>39609449</text:p>
          </table:table-cell>
          <table:table-cell office:value-type="float" office:value="59944" calcext:value-type="float">
            <text:p>59944</text:p>
          </table:table-cell>
          <table:table-cell office:value-type="float" office:value="108939" calcext:value-type="float">
            <text:p>108939</text:p>
          </table:table-cell>
          <table:table-cell office:value-type="string" calcext:value-type="string">
            <text:p><text:s text:c="4"/></text:p>
          </table:table-cell>
          <table:table-cell office:value-type="float" office:value="8900" calcext:value-type="float">
            <text:p>8900</text:p>
          </table:table-cell>
          <table:table-cell office:value-type="float" office:value="39609449" calcext:value-type="float">
            <text:p>39609449</text:p>
          </table:table-cell>
          <table:table-cell office:value-type="float" office:value="59944" calcext:value-type="float">
            <text:p>59944</text:p>
          </table:table-cell>
          <table:table-cell office:value-type="float" office:value="9608" calcext:value-type="float">
            <text:p>960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504499" calcext:value-type="float">
            <text:p>40504499</text:p>
          </table:table-cell>
          <table:table-cell office:value-type="float" office:value="60796" calcext:value-type="float">
            <text:p>60796</text:p>
          </table:table-cell>
          <table:table-cell office:value-type="float" office:value="110439" calcext:value-type="float">
            <text:p>110439</text:p>
          </table:table-cell>
          <table:table-cell office:value-type="string" calcext:value-type="string">
            <text:p><text:s text:c="4"/></text:p>
          </table:table-cell>
          <table:table-cell office:value-type="float" office:value="9000" calcext:value-type="float">
            <text:p>9000</text:p>
          </table:table-cell>
          <table:table-cell office:value-type="float" office:value="40504499" calcext:value-type="float">
            <text:p>40504499</text:p>
          </table:table-cell>
          <table:table-cell office:value-type="float" office:value="60796" calcext:value-type="float">
            <text:p>60796</text:p>
          </table:table-cell>
          <table:table-cell office:value-type="float" office:value="9808" calcext:value-type="float">
            <text:p>980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1409549" calcext:value-type="float">
            <text:p>41409549</text:p>
          </table:table-cell>
          <table:table-cell office:value-type="float" office:value="61616" calcext:value-type="float">
            <text:p>61616</text:p>
          </table:table-cell>
          <table:table-cell office:value-type="float" office:value="111939" calcext:value-type="float">
            <text:p>111939</text:p>
          </table:table-cell>
          <table:table-cell office:value-type="string" calcext:value-type="string">
            <text:p><text:s text:c="4"/></text:p>
          </table:table-cell>
          <table:table-cell office:value-type="float" office:value="9100" calcext:value-type="float">
            <text:p>9100</text:p>
          </table:table-cell>
          <table:table-cell office:value-type="float" office:value="41409549" calcext:value-type="float">
            <text:p>41409549</text:p>
          </table:table-cell>
          <table:table-cell office:value-type="float" office:value="61616" calcext:value-type="float">
            <text:p>61616</text:p>
          </table:table-cell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324599" calcext:value-type="float">
            <text:p>42324599</text:p>
          </table:table-cell>
          <table:table-cell office:value-type="float" office:value="62368" calcext:value-type="float">
            <text:p>62368</text:p>
          </table:table-cell>
          <table:table-cell office:value-type="float" office:value="113439" calcext:value-type="float">
            <text:p>113439</text:p>
          </table:table-cell>
          <table:table-cell office:value-type="string" calcext:value-type="string">
            <text:p><text:s text:c="4"/></text:p>
          </table:table-cell>
          <table:table-cell office:value-type="float" office:value="9200" calcext:value-type="float">
            <text:p>9200</text:p>
          </table:table-cell>
          <table:table-cell office:value-type="float" office:value="42324599" calcext:value-type="float">
            <text:p>42324599</text:p>
          </table:table-cell>
          <table:table-cell office:value-type="float" office:value="62368" calcext:value-type="float">
            <text:p>62368</text:p>
          </table:table-cell>
          <table:table-cell office:value-type="float" office:value="10208" calcext:value-type="float">
            <text:p>10208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249648" calcext:value-type="float">
            <text:p>43249648</text:p>
          </table:table-cell>
          <table:table-cell office:value-type="float" office:value="63304" calcext:value-type="float">
            <text:p>63304</text:p>
          </table:table-cell>
          <table:table-cell office:value-type="float" office:value="114942" calcext:value-type="float">
            <text:p>114942</text:p>
          </table:table-cell>
          <table:table-cell office:value-type="string" calcext:value-type="string">
            <text:p><text:s text:c="4"/></text:p>
          </table:table-cell>
          <table:table-cell office:value-type="float" office:value="9300" calcext:value-type="float">
            <text:p>9300</text:p>
          </table:table-cell>
          <table:table-cell office:value-type="float" office:value="43249648" calcext:value-type="float">
            <text:p>43249648</text:p>
          </table:table-cell>
          <table:table-cell office:value-type="float" office:value="63304" calcext:value-type="float">
            <text:p>63304</text:p>
          </table:table-cell>
          <table:table-cell office:value-type="float" office:value="10410" calcext:value-type="float">
            <text:p>1041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184698" calcext:value-type="float">
            <text:p>44184698</text:p>
          </table:table-cell>
          <table:table-cell office:value-type="float" office:value="64196" calcext:value-type="float">
            <text:p>64196</text:p>
          </table:table-cell>
          <table:table-cell office:value-type="float" office:value="116442" calcext:value-type="float">
            <text:p>116442</text:p>
          </table:table-cell>
          <table:table-cell office:value-type="string" calcext:value-type="string">
            <text:p><text:s text:c="4"/></text:p>
          </table:table-cell>
          <table:table-cell office:value-type="float" office:value="9400" calcext:value-type="float">
            <text:p>9400</text:p>
          </table:table-cell>
          <table:table-cell office:value-type="float" office:value="44184698" calcext:value-type="float">
            <text:p>44184698</text:p>
          </table:table-cell>
          <table:table-cell office:value-type="float" office:value="64196" calcext:value-type="float">
            <text:p>64196</text:p>
          </table:table-cell>
          <table:table-cell office:value-type="float" office:value="10610" calcext:value-type="float">
            <text:p>1061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129748" calcext:value-type="float">
            <text:p>45129748</text:p>
          </table:table-cell>
          <table:table-cell office:value-type="float" office:value="65040" calcext:value-type="float">
            <text:p>65040</text:p>
          </table:table-cell>
          <table:table-cell office:value-type="float" office:value="117942" calcext:value-type="float">
            <text:p>117942</text:p>
          </table:table-cell>
          <table:table-cell office:value-type="string" calcext:value-type="string">
            <text:p><text:s text:c="4"/></text:p>
          </table:table-cell>
          <table:table-cell office:value-type="float" office:value="9500" calcext:value-type="float">
            <text:p>9500</text:p>
          </table:table-cell>
          <table:table-cell office:value-type="float" office:value="45129748" calcext:value-type="float">
            <text:p>45129748</text:p>
          </table:table-cell>
          <table:table-cell office:value-type="float" office:value="65040" calcext:value-type="float">
            <text:p>65040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6084798" calcext:value-type="float">
            <text:p>46084798</text:p>
          </table:table-cell>
          <table:table-cell office:value-type="float" office:value="65856" calcext:value-type="float">
            <text:p>65856</text:p>
          </table:table-cell>
          <table:table-cell office:value-type="float" office:value="119439" calcext:value-type="float">
            <text:p>119439</text:p>
          </table:table-cell>
          <table:table-cell office:value-type="string" calcext:value-type="string">
            <text:p><text:s text:c="4"/></text:p>
          </table:table-cell>
          <table:table-cell office:value-type="float" office:value="9600" calcext:value-type="float">
            <text:p>9600</text:p>
          </table:table-cell>
          <table:table-cell office:value-type="float" office:value="46084798" calcext:value-type="float">
            <text:p>46084798</text:p>
          </table:table-cell>
          <table:table-cell office:value-type="float" office:value="65856" calcext:value-type="float">
            <text:p>65856</text:p>
          </table:table-cell>
          <table:table-cell office:value-type="float" office:value="11008" calcext:value-type="float">
            <text:p>1100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7049848" calcext:value-type="float">
            <text:p>47049848</text:p>
          </table:table-cell>
          <table:table-cell office:value-type="float" office:value="66640" calcext:value-type="float">
            <text:p>66640</text:p>
          </table:table-cell>
          <table:table-cell office:value-type="float" office:value="120944" calcext:value-type="float">
            <text:p>120944</text:p>
          </table:table-cell>
          <table:table-cell office:value-type="string" calcext:value-type="string">
            <text:p><text:s text:c="4"/></text:p>
          </table:table-cell>
          <table:table-cell office:value-type="float" office:value="9700" calcext:value-type="float">
            <text:p>9700</text:p>
          </table:table-cell>
          <table:table-cell office:value-type="float" office:value="47049848" calcext:value-type="float">
            <text:p>47049848</text:p>
          </table:table-cell>
          <table:table-cell office:value-type="float" office:value="66640" calcext:value-type="float">
            <text:p>66640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024898" calcext:value-type="float">
            <text:p>48024898</text:p>
          </table:table-cell>
          <table:table-cell office:value-type="float" office:value="67468" calcext:value-type="float">
            <text:p>67468</text:p>
          </table:table-cell>
          <table:table-cell office:value-type="float" office:value="122438" calcext:value-type="float">
            <text:p>122438</text:p>
          </table:table-cell>
          <table:table-cell office:value-type="string" calcext:value-type="string">
            <text:p><text:s text:c="4"/></text:p>
          </table:table-cell>
          <table:table-cell office:value-type="float" office:value="9800" calcext:value-type="float">
            <text:p>9800</text:p>
          </table:table-cell>
          <table:table-cell office:value-type="float" office:value="48024898" calcext:value-type="float">
            <text:p>48024898</text:p>
          </table:table-cell>
          <table:table-cell office:value-type="float" office:value="67468" calcext:value-type="float">
            <text:p>67468</text:p>
          </table:table-cell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9009948" calcext:value-type="float">
            <text:p>49009948</text:p>
          </table:table-cell>
          <table:table-cell office:value-type="float" office:value="68276" calcext:value-type="float">
            <text:p>68276</text:p>
          </table:table-cell>
          <table:table-cell office:value-type="float" office:value="123941" calcext:value-type="float">
            <text:p>123941</text:p>
          </table:table-cell>
          <table:table-cell office:value-type="string" calcext:value-type="string">
            <text:p><text:s text:c="4"/></text:p>
          </table:table-cell>
          <table:table-cell office:value-type="float" office:value="9900" calcext:value-type="float">
            <text:p>9900</text:p>
          </table:table-cell>
          <table:table-cell office:value-type="float" office:value="49009948" calcext:value-type="float">
            <text:p>49009948</text:p>
          </table:table-cell>
          <table:table-cell office:value-type="float" office:value="68276" calcext:value-type="float">
            <text:p>68276</text:p>
          </table:table-cell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4998" calcext:value-type="float">
            <text:p>50004998</text:p>
          </table:table-cell>
          <table:table-cell office:value-type="float" office:value="69008" calcext:value-type="float">
            <text:p>69008</text:p>
          </table:table-cell>
          <table:table-cell office:value-type="float" office:value="125441" calcext:value-type="float">
            <text:p>125441</text:p>
          </table:table-cell>
          <table:table-cell office:value-type="string" calcext:value-type="string">
            <text:p><text:s text:c="4"/>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4998" calcext:value-type="float">
            <text:p>50004998</text:p>
          </table:table-cell>
          <table:table-cell office:value-type="float" office:value="69008" calcext:value-type="float">
            <text:p>69008</text:p>
          </table:table-cell>
          <table:table-cell office:value-type="float" office:value="11810" calcext:value-type="float">
            <text:p>118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6:45:06.339761510</dc:date>
    <meta:editing-duration>PT8M21S</meta:editing-duration>
    <meta:editing-cycles>1</meta:editing-cycles>
    <meta:document-statistic meta:table-count="1" meta:cell-count="1314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16cm" svg:y="3.703cm" style:legend-expansion="high" chart:style-name="ch2"/>
        <chart:plot-area chart:style-name="ch3" table:cell-range-address="test.A1:test.D101" chart:data-source-has-labels="row" svg:x="0.32cm" svg:y="0.18cm" svg:width="10.576cm" svg:height="8.64cm">
          <chartooo:coordinate-region svg:x="1.232cm" svg:y="0.38cm" svg:width="9.19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2:test.B101" chart:label-cell-address="test.B1:test.B1" chart:class="chart:scatter">
            <chart:domain table:cell-range-address="test.A2:test.A101"/>
            <chart:data-point chart:repeated="100"/>
          </chart:series>
          <chart:series chart:style-name="ch7" chart:values-cell-range-address="test.C2:test.C101" chart:label-cell-address="test.C1:test.C1" chart:class="chart:scatter">
            <chart:data-point chart:repeated="100"/>
          </chart:series>
          <chart:series chart:style-name="ch8" chart:values-cell-range-address="test.D2:test.D101" chart:label-cell-address="test.D1:test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ionsort time time</text:p>
                <draw:g>
                  <svg:desc>test.B1:test.B1</svg:desc>
                </draw:g>
              </table:table-cell>
              <table:table-cell office:value-type="string">
                <text:p>Mergesort time</text:p>
                <draw:g>
                  <svg:desc>test.C1:test.C1</svg:desc>
                </draw:g>
              </table:table-cell>
              <table:table-cell office:value-type="string">
                <text:p>Quicksort time</text:p>
                <draw:g>
                  <svg:desc>test.D1: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.A2:test.A101</svg:desc>
                </draw:g>
              </table:table-cell>
              <table:table-cell office:value-type="float" office:value="0.000066">
                <text:p>0.000066</text:p>
                <draw:g>
                  <svg:desc>test.B2:test.B101</svg:desc>
                </draw:g>
              </table:table-cell>
              <table:table-cell office:value-type="float" office:value="0.000069">
                <text:p>0.000069</text:p>
                <draw:g>
                  <svg:desc>test.C2:test.C101</svg:desc>
                </draw:g>
              </table:table-cell>
              <table:table-cell office:value-type="float" office:value="0.000014">
                <text:p>0.000014</text:p>
                <draw:g>
                  <svg:desc>test.D2:test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14">
                <text:p>0.00014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848">
                <text:p>0.000848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1076">
                <text:p>0.001076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1475">
                <text:p>0.001475</text:p>
              </table:table-cell>
              <table:table-cell office:value-type="float" office:value="0.000264">
                <text:p>0.000264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1695">
                <text:p>0.001695</text:p>
              </table:table-cell>
              <table:table-cell office:value-type="float" office:value="0.00021">
                <text:p>0.0002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2348">
                <text:p>0.002348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3052">
                <text:p>0.003052</text:p>
              </table:table-cell>
              <table:table-cell office:value-type="float" office:value="0.000287">
                <text:p>0.000287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3654">
                <text:p>0.003654</text:p>
              </table:table-cell>
              <table:table-cell office:value-type="float" office:value="0.000262">
                <text:p>0.000262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3948">
                <text:p>0.003948</text:p>
              </table:table-cell>
              <table:table-cell office:value-type="float" office:value="0.000299">
                <text:p>0.000299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04">
                <text:p>0.004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04279">
                <text:p>0.004279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04949">
                <text:p>0.004949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05547">
                <text:p>0.005547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06198">
                <text:p>0.006198</text:p>
              </table:table-cell>
              <table:table-cell office:value-type="float" office:value="0.000321">
                <text:p>0.000321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06727">
                <text:p>0.006727</text:p>
              </table:table-cell>
              <table:table-cell office:value-type="float" office:value="0.000323">
                <text:p>0.000323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07423">
                <text:p>0.007423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08031">
                <text:p>0.008031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08481">
                <text:p>0.008481</text:p>
              </table:table-cell>
              <table:table-cell office:value-type="float" office:value="0.000347">
                <text:p>0.000347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0907">
                <text:p>0.00907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00965">
                <text:p>0.00965</text:p>
              </table:table-cell>
              <table:table-cell office:value-type="float" office:value="0.000355">
                <text:p>0.00035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010129">
                <text:p>0.010129</text:p>
              </table:table-cell>
              <table:table-cell office:value-type="float" office:value="0.000358">
                <text:p>0.000358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010643">
                <text:p>0.010643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011111">
                <text:p>0.011111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011548">
                <text:p>0.011548</text:p>
              </table:table-cell>
              <table:table-cell office:value-type="float" office:value="0.000363">
                <text:p>0.000363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011989">
                <text:p>0.011989</text:p>
              </table:table-cell>
              <table:table-cell office:value-type="float" office:value="0.000368">
                <text:p>0.000368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012412">
                <text:p>0.012412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012844">
                <text:p>0.012844</text:p>
              </table:table-cell>
              <table:table-cell office:value-type="float" office:value="0.000368">
                <text:p>0.000368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01323">
                <text:p>0.01323</text:p>
              </table:table-cell>
              <table:table-cell office:value-type="float" office:value="0.000368">
                <text:p>0.00036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01362">
                <text:p>0.01362</text:p>
              </table:table-cell>
              <table:table-cell office:value-type="float" office:value="0.000354">
                <text:p>0.000354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013951">
                <text:p>0.013951</text:p>
              </table:table-cell>
              <table:table-cell office:value-type="float" office:value="0.000356">
                <text:p>0.000356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014348">
                <text:p>0.014348</text:p>
              </table:table-cell>
              <table:table-cell office:value-type="float" office:value="0.000357">
                <text:p>0.000357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014677">
                <text:p>0.014677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015432">
                <text:p>0.015432</text:p>
              </table:table-cell>
              <table:table-cell office:value-type="float" office:value="0.00037">
                <text:p>0.00037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016354">
                <text:p>0.016354</text:p>
              </table:table-cell>
              <table:table-cell office:value-type="float" office:value="0.000383">
                <text:p>0.000383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017304">
                <text:p>0.017304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01834">
                <text:p>0.01834</text:p>
              </table:table-cell>
              <table:table-cell office:value-type="float" office:value="0.000402">
                <text:p>0.000402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019334">
                <text:p>0.019334</text:p>
              </table:table-cell>
              <table:table-cell office:value-type="float" office:value="0.000414">
                <text:p>0.00041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020337">
                <text:p>0.020337</text:p>
              </table:table-cell>
              <table:table-cell office:value-type="float" office:value="0.000426">
                <text:p>0.000426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21369">
                <text:p>0.021369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022452">
                <text:p>0.022452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023584">
                <text:p>0.023584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024699">
                <text:p>0.024699</text:p>
              </table:table-cell>
              <table:table-cell office:value-type="float" office:value="0.000478">
                <text:p>0.00047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025912">
                <text:p>0.025912</text:p>
              </table:table-cell>
              <table:table-cell office:value-type="float" office:value="0.00049">
                <text:p>0.00049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027057">
                <text:p>0.027057</text:p>
              </table:table-cell>
              <table:table-cell office:value-type="float" office:value="0.000501">
                <text:p>0.00050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028261">
                <text:p>0.028261</text:p>
              </table:table-cell>
              <table:table-cell office:value-type="float" office:value="0.000516">
                <text:p>0.00051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029504">
                <text:p>0.029504</text:p>
              </table:table-cell>
              <table:table-cell office:value-type="float" office:value="0.00053">
                <text:p>0.0005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03147">
                <text:p>0.03147</text:p>
              </table:table-cell>
              <table:table-cell office:value-type="float" office:value="0.000538">
                <text:p>0.00053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032058">
                <text:p>0.032058</text:p>
              </table:table-cell>
              <table:table-cell office:value-type="float" office:value="0.00055">
                <text:p>0.0005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033511">
                <text:p>0.033511</text:p>
              </table:table-cell>
              <table:table-cell office:value-type="float" office:value="0.000555">
                <text:p>0.00055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034791">
                <text:p>0.034791</text:p>
              </table:table-cell>
              <table:table-cell office:value-type="float" office:value="0.000566">
                <text:p>0.000566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036161">
                <text:p>0.036161</text:p>
              </table:table-cell>
              <table:table-cell office:value-type="float" office:value="0.000579">
                <text:p>0.00057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037566">
                <text:p>0.037566</text:p>
              </table:table-cell>
              <table:table-cell office:value-type="float" office:value="0.000594">
                <text:p>0.00059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039029">
                <text:p>0.039029</text:p>
              </table:table-cell>
              <table:table-cell office:value-type="float" office:value="0.000631">
                <text:p>0.00063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040474">
                <text:p>0.040474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041959">
                <text:p>0.041959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043474">
                <text:p>0.043474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045622">
                <text:p>0.045622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047195">
                <text:p>0.047195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04887">
                <text:p>0.04887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050429">
                <text:p>0.050429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052669">
                <text:p>0.052669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053857">
                <text:p>0.053857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055532">
                <text:p>0.055532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057546">
                <text:p>0.057546</text:p>
              </table:table-cell>
              <table:table-cell office:value-type="float" office:value="0.000761">
                <text:p>0.000761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059069">
                <text:p>0.059069</text:p>
              </table:table-cell>
              <table:table-cell office:value-type="float" office:value="0.000748">
                <text:p>0.00074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060684">
                <text:p>0.060684</text:p>
              </table:table-cell>
              <table:table-cell office:value-type="float" office:value="0.000761">
                <text:p>0.00076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062813">
                <text:p>0.062813</text:p>
              </table:table-cell>
              <table:table-cell office:value-type="float" office:value="0.00077">
                <text:p>0.00077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064626">
                <text:p>0.064626</text:p>
              </table:table-cell>
              <table:table-cell office:value-type="float" office:value="0.000785">
                <text:p>0.000785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065997">
                <text:p>0.065997</text:p>
              </table:table-cell>
              <table:table-cell office:value-type="float" office:value="0.000791">
                <text:p>0.000791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067799">
                <text:p>0.067799</text:p>
              </table:table-cell>
              <table:table-cell office:value-type="float" office:value="0.000835">
                <text:p>0.000835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070168">
                <text:p>0.070168</text:p>
              </table:table-cell>
              <table:table-cell office:value-type="float" office:value="0.000815">
                <text:p>0.000815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072045">
                <text:p>0.072045</text:p>
              </table:table-cell>
              <table:table-cell office:value-type="float" office:value="0.000825">
                <text:p>0.000825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073561">
                <text:p>0.073561</text:p>
              </table:table-cell>
              <table:table-cell office:value-type="float" office:value="0.000839">
                <text:p>0.000839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075562">
                <text:p>0.075562</text:p>
              </table:table-cell>
              <table:table-cell office:value-type="float" office:value="0.000848">
                <text:p>0.000848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077876">
                <text:p>0.077876</text:p>
              </table:table-cell>
              <table:table-cell office:value-type="float" office:value="0.000858">
                <text:p>0.000858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079706">
                <text:p>0.079706</text:p>
              </table:table-cell>
              <table:table-cell office:value-type="float" office:value="0.000871">
                <text:p>0.00087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0818">
                <text:p>0.0818</text:p>
              </table:table-cell>
              <table:table-cell office:value-type="float" office:value="0.000883">
                <text:p>0.000883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08452">
                <text:p>0.08452</text:p>
              </table:table-cell>
              <table:table-cell office:value-type="float" office:value="0.000901">
                <text:p>0.000901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086229">
                <text:p>0.086229</text:p>
              </table:table-cell>
              <table:table-cell office:value-type="float" office:value="0.000904">
                <text:p>0.000904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088431">
                <text:p>0.088431</text:p>
              </table:table-cell>
              <table:table-cell office:value-type="float" office:value="0.000914">
                <text:p>0.000914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090495">
                <text:p>0.090495</text:p>
              </table:table-cell>
              <table:table-cell office:value-type="float" office:value="0.000926">
                <text:p>0.000926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09281">
                <text:p>0.09281</text:p>
              </table:table-cell>
              <table:table-cell office:value-type="float" office:value="0.000941">
                <text:p>0.000941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95096">
                <text:p>0.095096</text:p>
              </table:table-cell>
              <table:table-cell office:value-type="float" office:value="0.000959">
                <text:p>0.000959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97364">
                <text:p>0.097364</text:p>
              </table:table-cell>
              <table:table-cell office:value-type="float" office:value="0.000988">
                <text:p>0.000988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100262">
                <text:p>0.100262</text:p>
              </table:table-cell>
              <table:table-cell office:value-type="float" office:value="0.000993">
                <text:p>0.000993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102703">
                <text:p>0.102703</text:p>
              </table:table-cell>
              <table:table-cell office:value-type="float" office:value="0.001007">
                <text:p>0.001007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104668">
                <text:p>0.104668</text:p>
              </table:table-cell>
              <table:table-cell office:value-type="float" office:value="0.001021">
                <text:p>0.001021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106666">
                <text:p>0.106666</text:p>
              </table:table-cell>
              <table:table-cell office:value-type="float" office:value="0.00105">
                <text:p>0.00105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109491">
                <text:p>0.109491</text:p>
              </table:table-cell>
              <table:table-cell office:value-type="float" office:value="0.001054">
                <text:p>0.001054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112429">
                <text:p>0.112429</text:p>
              </table:table-cell>
              <table:table-cell office:value-type="float" office:value="0.001065">
                <text:p>0.001065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11416">
                <text:p>0.11416</text:p>
              </table:table-cell>
              <table:table-cell office:value-type="float" office:value="0.001085">
                <text:p>0.001085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116545">
                <text:p>0.116545</text:p>
              </table:table-cell>
              <table:table-cell office:value-type="float" office:value="0.001086">
                <text:p>0.001086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119112">
                <text:p>0.119112</text:p>
              </table:table-cell>
              <table:table-cell office:value-type="float" office:value="0.001099">
                <text:p>0.001099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121621">
                <text:p>0.121621</text:p>
              </table:table-cell>
              <table:table-cell office:value-type="float" office:value="0.001113">
                <text:p>0.001113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124639">
                <text:p>0.124639</text:p>
              </table:table-cell>
              <table:table-cell office:value-type="float" office:value="0.001121">
                <text:p>0.001121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126804">
                <text:p>0.126804</text:p>
              </table:table-cell>
              <table:table-cell office:value-type="float" office:value="0.001133">
                <text:p>0.001133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129608">
                <text:p>0.129608</text:p>
              </table:table-cell>
              <table:table-cell office:value-type="float" office:value="0.001153">
                <text:p>0.001153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132284">
                <text:p>0.132284</text:p>
              </table:table-cell>
              <table:table-cell office:value-type="float" office:value="0.001154">
                <text:p>0.001154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139307">
                <text:p>0.139307</text:p>
              </table:table-cell>
              <table:table-cell office:value-type="float" office:value="0.001235">
                <text:p>0.001235</text:p>
              </table:table-cell>
              <table:table-cell office:value-type="float" office:value="0.000311">
                <text:p>0.000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72cm" svg:y="3.703cm" style:legend-expansion="high" chart:style-name="ch2"/>
        <chart:plot-area chart:style-name="ch3" table:cell-range-address="test.A102:test.D202" chart:data-source-has-labels="row" svg:x="0.32cm" svg:y="0.18cm" svg:width="10.232cm" svg:height="8.64cm">
          <chartooo:coordinate-region svg:x="2.053cm" svg:y="0.379cm" svg:width="8.0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103:test.B202" chart:label-cell-address="test.B102:test.B102" chart:class="chart:scatter">
            <chart:domain table:cell-range-address="test.A103:test.A202"/>
            <chart:data-point chart:repeated="100"/>
          </chart:series>
          <chart:series chart:style-name="ch7" chart:values-cell-range-address="test.C103:test.C202" chart:label-cell-address="test.C102:test.C102" chart:class="chart:scatter">
            <chart:data-point chart:repeated="100"/>
          </chart:series>
          <chart:series chart:style-name="ch8" chart:values-cell-range-address="test.D103:test.D202" chart:label-cell-address="test.D102:test.D102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ionsort comparison</text:p>
                <draw:g>
                  <svg:desc>test.B102:test.B102</svg:desc>
                </draw:g>
              </table:table-cell>
              <table:table-cell office:value-type="string">
                <text:p>Mergesort comparison</text:p>
                <draw:g>
                  <svg:desc>test.C102:test.C102</svg:desc>
                </draw:g>
              </table:table-cell>
              <table:table-cell office:value-type="string">
                <text:p>Quicksort comparison</text:p>
                <draw:g>
                  <svg:desc>test.D102:test.D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.A103:test.A202</svg:desc>
                </draw:g>
              </table:table-cell>
              <table:table-cell office:value-type="float" office:value="5049">
                <text:p>5049</text:p>
                <draw:g>
                  <svg:desc>test.B103:test.B202</svg:desc>
                </draw:g>
              </table:table-cell>
              <table:table-cell office:value-type="float" office:value="356">
                <text:p>356</text:p>
                <draw:g>
                  <svg:desc>test.C103:test.C202</svg:desc>
                </draw:g>
              </table:table-cell>
              <table:table-cell office:value-type="float" office:value="606">
                <text:p>606</text:p>
                <draw:g>
                  <svg:desc>test.D103:test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099">
                <text:p>20099</text:p>
              </table:table-cell>
              <table:table-cell office:value-type="float" office:value="812">
                <text:p>812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49">
                <text:p>45149</text:p>
              </table:table-cell>
              <table:table-cell office:value-type="float" office:value="1308">
                <text:p>1308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199">
                <text:p>80199</text:p>
              </table:table-cell>
              <table:table-cell office:value-type="float" office:value="1824">
                <text:p>1824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49">
                <text:p>125249</text:p>
              </table:table-cell>
              <table:table-cell office:value-type="float" office:value="2272">
                <text:p>2272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299">
                <text:p>180299</text:p>
              </table:table-cell>
              <table:table-cell office:value-type="float" office:value="2916">
                <text:p>2916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49">
                <text:p>245349</text:p>
              </table:table-cell>
              <table:table-cell office:value-type="float" office:value="3504">
                <text:p>3504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399">
                <text:p>320399</text:p>
              </table:table-cell>
              <table:table-cell office:value-type="float" office:value="4048">
                <text:p>4048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49">
                <text:p>405449</text:p>
              </table:table-cell>
              <table:table-cell office:value-type="float" office:value="4572">
                <text:p>4572</text:p>
              </table:table-cell>
              <table:table-cell office:value-type="float" office:value="8109">
                <text:p>8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499">
                <text:p>500499</text:p>
              </table:table-cell>
              <table:table-cell office:value-type="float" office:value="5044">
                <text:p>5044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49">
                <text:p>605549</text:p>
              </table:table-cell>
              <table:table-cell office:value-type="float" office:value="5732">
                <text:p>5732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599">
                <text:p>720599</text:p>
              </table:table-cell>
              <table:table-cell office:value-type="float" office:value="6432">
                <text:p>6432</text:p>
              </table:table-cell>
              <table:table-cell office:value-type="float" office:value="11340">
                <text:p>113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49">
                <text:p>845649</text:p>
              </table:table-cell>
              <table:table-cell office:value-type="float" office:value="7072">
                <text:p>7072</text:p>
              </table:table-cell>
              <table:table-cell office:value-type="float" office:value="12540">
                <text:p>125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699">
                <text:p>980699</text:p>
              </table:table-cell>
              <table:table-cell office:value-type="float" office:value="7708">
                <text:p>7708</text:p>
              </table:table-cell>
              <table:table-cell office:value-type="float" office:value="13740">
                <text:p>137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49">
                <text:p>1125749</text:p>
              </table:table-cell>
              <table:table-cell office:value-type="float" office:value="8288">
                <text:p>8288</text:p>
              </table:table-cell>
              <table:table-cell office:value-type="float" office:value="14940">
                <text:p>149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799">
                <text:p>1280799</text:p>
              </table:table-cell>
              <table:table-cell office:value-type="float" office:value="8896">
                <text:p>8896</text:p>
              </table:table-cell>
              <table:table-cell office:value-type="float" office:value="16010">
                <text:p>16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49">
                <text:p>1445849</text:p>
              </table:table-cell>
              <table:table-cell office:value-type="float" office:value="9516">
                <text:p>9516</text:p>
              </table:table-cell>
              <table:table-cell office:value-type="float" office:value="17010">
                <text:p>170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899">
                <text:p>1620899</text:p>
              </table:table-cell>
              <table:table-cell office:value-type="float" office:value="10044">
                <text:p>10044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49">
                <text:p>1805949</text:p>
              </table:table-cell>
              <table:table-cell office:value-type="float" office:value="10608">
                <text:p>10608</text:p>
              </table:table-cell>
              <table:table-cell office:value-type="float" office:value="19010">
                <text:p>190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0999">
                <text:p>2000999</text:p>
              </table:table-cell>
              <table:table-cell office:value-type="float" office:value="11088">
                <text:p>11088</text:p>
              </table:table-cell>
              <table:table-cell office:value-type="float" office:value="20010">
                <text:p>200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49">
                <text:p>2206049</text:p>
              </table:table-cell>
              <table:table-cell office:value-type="float" office:value="11748">
                <text:p>11748</text:p>
              </table:table-cell>
              <table:table-cell office:value-type="float" office:value="21169">
                <text:p>21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099">
                <text:p>2421099</text:p>
              </table:table-cell>
              <table:table-cell office:value-type="float" office:value="12564">
                <text:p>12564</text:p>
              </table:table-cell>
              <table:table-cell office:value-type="float" office:value="22469">
                <text:p>224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49">
                <text:p>2646149</text:p>
              </table:table-cell>
              <table:table-cell office:value-type="float" office:value="13292">
                <text:p>13292</text:p>
              </table:table-cell>
              <table:table-cell office:value-type="float" office:value="23769">
                <text:p>23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199">
                <text:p>2881199</text:p>
              </table:table-cell>
              <table:table-cell office:value-type="float" office:value="14064">
                <text:p>14064</text:p>
              </table:table-cell>
              <table:table-cell office:value-type="float" office:value="25069">
                <text:p>25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49">
                <text:p>3126249</text:p>
              </table:table-cell>
              <table:table-cell office:value-type="float" office:value="14752">
                <text:p>14752</text:p>
              </table:table-cell>
              <table:table-cell office:value-type="float" office:value="26369">
                <text:p>26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299">
                <text:p>3381299</text:p>
              </table:table-cell>
              <table:table-cell office:value-type="float" office:value="15444">
                <text:p>15444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49">
                <text:p>3646349</text:p>
              </table:table-cell>
              <table:table-cell office:value-type="float" office:value="16164">
                <text:p>16164</text:p>
              </table:table-cell>
              <table:table-cell office:value-type="float" office:value="28969">
                <text:p>28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399">
                <text:p>3921399</text:p>
              </table:table-cell>
              <table:table-cell office:value-type="float" office:value="16816">
                <text:p>16816</text:p>
              </table:table-cell>
              <table:table-cell office:value-type="float" office:value="30269">
                <text:p>30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49">
                <text:p>4206449</text:p>
              </table:table-cell>
              <table:table-cell office:value-type="float" office:value="17484">
                <text:p>17484</text:p>
              </table:table-cell>
              <table:table-cell office:value-type="float" office:value="31569">
                <text:p>31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499">
                <text:p>4501499</text:p>
              </table:table-cell>
              <table:table-cell office:value-type="float" office:value="18076">
                <text:p>18076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49">
                <text:p>4806549</text:p>
              </table:table-cell>
              <table:table-cell office:value-type="float" office:value="18676">
                <text:p>18676</text:p>
              </table:table-cell>
              <table:table-cell office:value-type="float" office:value="34111">
                <text:p>34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599">
                <text:p>5121599</text:p>
              </table:table-cell>
              <table:table-cell office:value-type="float" office:value="19392">
                <text:p>19392</text:p>
              </table:table-cell>
              <table:table-cell office:value-type="float" office:value="35211">
                <text:p>35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49">
                <text:p>5446649</text:p>
              </table:table-cell>
              <table:table-cell office:value-type="float" office:value="20076">
                <text:p>20076</text:p>
              </table:table-cell>
              <table:table-cell office:value-type="float" office:value="36311">
                <text:p>36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699">
                <text:p>5781699</text:p>
              </table:table-cell>
              <table:table-cell office:value-type="float" office:value="20732">
                <text:p>20732</text:p>
              </table:table-cell>
              <table:table-cell office:value-type="float" office:value="37411">
                <text:p>374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49">
                <text:p>6126749</text:p>
              </table:table-cell>
              <table:table-cell office:value-type="float" office:value="21340">
                <text:p>21340</text:p>
              </table:table-cell>
              <table:table-cell office:value-type="float" office:value="38511">
                <text:p>38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799">
                <text:p>6481799</text:p>
              </table:table-cell>
              <table:table-cell office:value-type="float" office:value="21888">
                <text:p>21888</text:p>
              </table:table-cell>
              <table:table-cell office:value-type="float" office:value="39611">
                <text:p>396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49">
                <text:p>6846849</text:p>
              </table:table-cell>
              <table:table-cell office:value-type="float" office:value="22536">
                <text:p>22536</text:p>
              </table:table-cell>
              <table:table-cell office:value-type="float" office:value="40711">
                <text:p>40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899">
                <text:p>7221899</text:p>
              </table:table-cell>
              <table:table-cell office:value-type="float" office:value="23116">
                <text:p>23116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49">
                <text:p>7606949</text:p>
              </table:table-cell>
              <table:table-cell office:value-type="float" office:value="23664">
                <text:p>23664</text:p>
              </table:table-cell>
              <table:table-cell office:value-type="float" office:value="42911">
                <text:p>4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1999">
                <text:p>8001999</text:p>
              </table:table-cell>
              <table:table-cell office:value-type="float" office:value="24176">
                <text:p>24176</text:p>
              </table:table-cell>
              <table:table-cell office:value-type="float" office:value="44011">
                <text:p>44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49">
                <text:p>8407049</text:p>
              </table:table-cell>
              <table:table-cell office:value-type="float" office:value="24624">
                <text:p>24624</text:p>
              </table:table-cell>
              <table:table-cell office:value-type="float" office:value="45126">
                <text:p>45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099">
                <text:p>8822099</text:p>
              </table:table-cell>
              <table:table-cell office:value-type="float" office:value="25596">
                <text:p>25596</text:p>
              </table:table-cell>
              <table:table-cell office:value-type="float" office:value="46526">
                <text:p>46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49">
                <text:p>9247149</text:p>
              </table:table-cell>
              <table:table-cell office:value-type="float" office:value="26480">
                <text:p>26480</text:p>
              </table:table-cell>
              <table:table-cell office:value-type="float" office:value="47926">
                <text:p>479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199">
                <text:p>9682199</text:p>
              </table:table-cell>
              <table:table-cell office:value-type="float" office:value="27328">
                <text:p>27328</text:p>
              </table:table-cell>
              <table:table-cell office:value-type="float" office:value="49326">
                <text:p>493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49">
                <text:p>10127249</text:p>
              </table:table-cell>
              <table:table-cell office:value-type="float" office:value="28148">
                <text:p>28148</text:p>
              </table:table-cell>
              <table:table-cell office:value-type="float" office:value="50726">
                <text:p>507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299">
                <text:p>10582299</text:p>
              </table:table-cell>
              <table:table-cell office:value-type="float" office:value="28884">
                <text:p>28884</text:p>
              </table:table-cell>
              <table:table-cell office:value-type="float" office:value="52126">
                <text:p>52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49">
                <text:p>11047349</text:p>
              </table:table-cell>
              <table:table-cell office:value-type="float" office:value="29748">
                <text:p>29748</text:p>
              </table:table-cell>
              <table:table-cell office:value-type="float" office:value="53526">
                <text:p>53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399">
                <text:p>11522399</text:p>
              </table:table-cell>
              <table:table-cell office:value-type="float" office:value="30528">
                <text:p>30528</text:p>
              </table:table-cell>
              <table:table-cell office:value-type="float" office:value="54926">
                <text:p>54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49">
                <text:p>12007449</text:p>
              </table:table-cell>
              <table:table-cell office:value-type="float" office:value="31284">
                <text:p>31284</text:p>
              </table:table-cell>
              <table:table-cell office:value-type="float" office:value="56326">
                <text:p>56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499">
                <text:p>12502499</text:p>
              </table:table-cell>
              <table:table-cell office:value-type="float" office:value="32004">
                <text:p>32004</text:p>
              </table:table-cell>
              <table:table-cell office:value-type="float" office:value="57726">
                <text:p>57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49">
                <text:p>13007549</text:p>
              </table:table-cell>
              <table:table-cell office:value-type="float" office:value="32668">
                <text:p>32668</text:p>
              </table:table-cell>
              <table:table-cell office:value-type="float" office:value="59126">
                <text:p>59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599">
                <text:p>13522599</text:p>
              </table:table-cell>
              <table:table-cell office:value-type="float" office:value="33488">
                <text:p>33488</text:p>
              </table:table-cell>
              <table:table-cell office:value-type="float" office:value="60526">
                <text:p>6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49">
                <text:p>14047649</text:p>
              </table:table-cell>
              <table:table-cell office:value-type="float" office:value="34288">
                <text:p>34288</text:p>
              </table:table-cell>
              <table:table-cell office:value-type="float" office:value="61926">
                <text:p>61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699">
                <text:p>14582699</text:p>
              </table:table-cell>
              <table:table-cell office:value-type="float" office:value="35028">
                <text:p>35028</text:p>
              </table:table-cell>
              <table:table-cell office:value-type="float" office:value="63326">
                <text:p>63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49">
                <text:p>15127749</text:p>
              </table:table-cell>
              <table:table-cell office:value-type="float" office:value="35756">
                <text:p>35756</text:p>
              </table:table-cell>
              <table:table-cell office:value-type="float" office:value="64726">
                <text:p>64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799">
                <text:p>15682799</text:p>
              </table:table-cell>
              <table:table-cell office:value-type="float" office:value="36432">
                <text:p>36432</text:p>
              </table:table-cell>
              <table:table-cell office:value-type="float" office:value="66126">
                <text:p>66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49">
                <text:p>16247849</text:p>
              </table:table-cell>
              <table:table-cell office:value-type="float" office:value="37156">
                <text:p>37156</text:p>
              </table:table-cell>
              <table:table-cell office:value-type="float" office:value="67526">
                <text:p>67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899">
                <text:p>16822899</text:p>
              </table:table-cell>
              <table:table-cell office:value-type="float" office:value="37868">
                <text:p>37868</text:p>
              </table:table-cell>
              <table:table-cell office:value-type="float" office:value="68926">
                <text:p>68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49">
                <text:p>17407949</text:p>
              </table:table-cell>
              <table:table-cell office:value-type="float" office:value="38500">
                <text:p>38500</text:p>
              </table:table-cell>
              <table:table-cell office:value-type="float" office:value="70326">
                <text:p>70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2998">
                <text:p>18002998</text:p>
              </table:table-cell>
              <table:table-cell office:value-type="float" office:value="39152">
                <text:p>39152</text:p>
              </table:table-cell>
              <table:table-cell office:value-type="float" office:value="71728">
                <text:p>71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48">
                <text:p>18608048</text:p>
              </table:table-cell>
              <table:table-cell office:value-type="float" office:value="39736">
                <text:p>39736</text:p>
              </table:table-cell>
              <table:table-cell office:value-type="float" office:value="73126">
                <text:p>731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098">
                <text:p>19223098</text:p>
              </table:table-cell>
              <table:table-cell office:value-type="float" office:value="40452">
                <text:p>40452</text:p>
              </table:table-cell>
              <table:table-cell office:value-type="float" office:value="74412">
                <text:p>74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48">
                <text:p>19848148</text:p>
              </table:table-cell>
              <table:table-cell office:value-type="float" office:value="41268">
                <text:p>41268</text:p>
              </table:table-cell>
              <table:table-cell office:value-type="float" office:value="75611">
                <text:p>756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198">
                <text:p>20483198</text:p>
              </table:table-cell>
              <table:table-cell office:value-type="float" office:value="41984">
                <text:p>41984</text:p>
              </table:table-cell>
              <table:table-cell office:value-type="float" office:value="76817">
                <text:p>76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48">
                <text:p>21128248</text:p>
              </table:table-cell>
              <table:table-cell office:value-type="float" office:value="42768">
                <text:p>42768</text:p>
              </table:table-cell>
              <table:table-cell office:value-type="float" office:value="78017">
                <text:p>780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298">
                <text:p>21783298</text:p>
              </table:table-cell>
              <table:table-cell office:value-type="float" office:value="43452">
                <text:p>43452</text:p>
              </table:table-cell>
              <table:table-cell office:value-type="float" office:value="79211">
                <text:p>79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48">
                <text:p>22448348</text:p>
              </table:table-cell>
              <table:table-cell office:value-type="float" office:value="44148">
                <text:p>44148</text:p>
              </table:table-cell>
              <table:table-cell office:value-type="float" office:value="80413">
                <text:p>80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398">
                <text:p>23123398</text:p>
              </table:table-cell>
              <table:table-cell office:value-type="float" office:value="44864">
                <text:p>44864</text:p>
              </table:table-cell>
              <table:table-cell office:value-type="float" office:value="81611">
                <text:p>81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48">
                <text:p>23808448</text:p>
              </table:table-cell>
              <table:table-cell office:value-type="float" office:value="45512">
                <text:p>45512</text:p>
              </table:table-cell>
              <table:table-cell office:value-type="float" office:value="82812">
                <text:p>82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498">
                <text:p>24503498</text:p>
              </table:table-cell>
              <table:table-cell office:value-type="float" office:value="46180">
                <text:p>46180</text:p>
              </table:table-cell>
              <table:table-cell office:value-type="float" office:value="84014">
                <text:p>84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48">
                <text:p>25208548</text:p>
              </table:table-cell>
              <table:table-cell office:value-type="float" office:value="46768">
                <text:p>46768</text:p>
              </table:table-cell>
              <table:table-cell office:value-type="float" office:value="85212">
                <text:p>852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598">
                <text:p>25923598</text:p>
              </table:table-cell>
              <table:table-cell office:value-type="float" office:value="47376">
                <text:p>47376</text:p>
              </table:table-cell>
              <table:table-cell office:value-type="float" office:value="86411">
                <text:p>864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48">
                <text:p>26648648</text:p>
              </table:table-cell>
              <table:table-cell office:value-type="float" office:value="48100">
                <text:p>48100</text:p>
              </table:table-cell>
              <table:table-cell office:value-type="float" office:value="87613">
                <text:p>876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698">
                <text:p>27383698</text:p>
              </table:table-cell>
              <table:table-cell office:value-type="float" office:value="48772">
                <text:p>48772</text:p>
              </table:table-cell>
              <table:table-cell office:value-type="float" office:value="88811">
                <text:p>88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48">
                <text:p>28128748</text:p>
              </table:table-cell>
              <table:table-cell office:value-type="float" office:value="49432">
                <text:p>49432</text:p>
              </table:table-cell>
              <table:table-cell office:value-type="float" office:value="90014">
                <text:p>900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798">
                <text:p>28883798</text:p>
              </table:table-cell>
              <table:table-cell office:value-type="float" office:value="50032">
                <text:p>50032</text:p>
              </table:table-cell>
              <table:table-cell office:value-type="float" office:value="91214">
                <text:p>912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48">
                <text:p>29648848</text:p>
              </table:table-cell>
              <table:table-cell office:value-type="float" office:value="50592">
                <text:p>50592</text:p>
              </table:table-cell>
              <table:table-cell office:value-type="float" office:value="92412">
                <text:p>924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898">
                <text:p>30423898</text:p>
              </table:table-cell>
              <table:table-cell office:value-type="float" office:value="51228">
                <text:p>51228</text:p>
              </table:table-cell>
              <table:table-cell office:value-type="float" office:value="93615">
                <text:p>936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48">
                <text:p>31208948</text:p>
              </table:table-cell>
              <table:table-cell office:value-type="float" office:value="51808">
                <text:p>51808</text:p>
              </table:table-cell>
              <table:table-cell office:value-type="float" office:value="94814">
                <text:p>94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3998">
                <text:p>32003998</text:p>
              </table:table-cell>
              <table:table-cell office:value-type="float" office:value="52352">
                <text:p>52352</text:p>
              </table:table-cell>
              <table:table-cell office:value-type="float" office:value="96016">
                <text:p>96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48">
                <text:p>32809048</text:p>
              </table:table-cell>
              <table:table-cell office:value-type="float" office:value="52872">
                <text:p>52872</text:p>
              </table:table-cell>
              <table:table-cell office:value-type="float" office:value="97214">
                <text:p>972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098">
                <text:p>33624098</text:p>
              </table:table-cell>
              <table:table-cell office:value-type="float" office:value="53348">
                <text:p>53348</text:p>
              </table:table-cell>
              <table:table-cell office:value-type="float" office:value="98442">
                <text:p>984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49">
                <text:p>34449149</text:p>
              </table:table-cell>
              <table:table-cell office:value-type="float" office:value="54412">
                <text:p>54412</text:p>
              </table:table-cell>
              <table:table-cell office:value-type="float" office:value="99939">
                <text:p>99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199">
                <text:p>35284199</text:p>
              </table:table-cell>
              <table:table-cell office:value-type="float" office:value="55392">
                <text:p>55392</text:p>
              </table:table-cell>
              <table:table-cell office:value-type="float" office:value="101439">
                <text:p>101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49">
                <text:p>36129249</text:p>
              </table:table-cell>
              <table:table-cell office:value-type="float" office:value="56344">
                <text:p>56344</text:p>
              </table:table-cell>
              <table:table-cell office:value-type="float" office:value="102939">
                <text:p>102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299">
                <text:p>36984299</text:p>
              </table:table-cell>
              <table:table-cell office:value-type="float" office:value="57260">
                <text:p>57260</text:p>
              </table:table-cell>
              <table:table-cell office:value-type="float" office:value="104439">
                <text:p>104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49">
                <text:p>37849349</text:p>
              </table:table-cell>
              <table:table-cell office:value-type="float" office:value="58088">
                <text:p>58088</text:p>
              </table:table-cell>
              <table:table-cell office:value-type="float" office:value="105939">
                <text:p>1059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399">
                <text:p>38724399</text:p>
              </table:table-cell>
              <table:table-cell office:value-type="float" office:value="59056">
                <text:p>59056</text:p>
              </table:table-cell>
              <table:table-cell office:value-type="float" office:value="107439">
                <text:p>1074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49">
                <text:p>39609449</text:p>
              </table:table-cell>
              <table:table-cell office:value-type="float" office:value="59944">
                <text:p>59944</text:p>
              </table:table-cell>
              <table:table-cell office:value-type="float" office:value="108939">
                <text:p>1089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499">
                <text:p>40504499</text:p>
              </table:table-cell>
              <table:table-cell office:value-type="float" office:value="60796">
                <text:p>60796</text:p>
              </table:table-cell>
              <table:table-cell office:value-type="float" office:value="110439">
                <text:p>1104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49">
                <text:p>41409549</text:p>
              </table:table-cell>
              <table:table-cell office:value-type="float" office:value="61616">
                <text:p>61616</text:p>
              </table:table-cell>
              <table:table-cell office:value-type="float" office:value="111939">
                <text:p>111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599">
                <text:p>42324599</text:p>
              </table:table-cell>
              <table:table-cell office:value-type="float" office:value="62368">
                <text:p>62368</text:p>
              </table:table-cell>
              <table:table-cell office:value-type="float" office:value="113439">
                <text:p>1134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48">
                <text:p>43249648</text:p>
              </table:table-cell>
              <table:table-cell office:value-type="float" office:value="63304">
                <text:p>63304</text:p>
              </table:table-cell>
              <table:table-cell office:value-type="float" office:value="114942">
                <text:p>1149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698">
                <text:p>44184698</text:p>
              </table:table-cell>
              <table:table-cell office:value-type="float" office:value="64196">
                <text:p>64196</text:p>
              </table:table-cell>
              <table:table-cell office:value-type="float" office:value="116442">
                <text:p>116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48">
                <text:p>45129748</text:p>
              </table:table-cell>
              <table:table-cell office:value-type="float" office:value="65040">
                <text:p>65040</text:p>
              </table:table-cell>
              <table:table-cell office:value-type="float" office:value="117942">
                <text:p>1179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798">
                <text:p>46084798</text:p>
              </table:table-cell>
              <table:table-cell office:value-type="float" office:value="65856">
                <text:p>65856</text:p>
              </table:table-cell>
              <table:table-cell office:value-type="float" office:value="119439">
                <text:p>119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48">
                <text:p>47049848</text:p>
              </table:table-cell>
              <table:table-cell office:value-type="float" office:value="66640">
                <text:p>66640</text:p>
              </table:table-cell>
              <table:table-cell office:value-type="float" office:value="120944">
                <text:p>120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898">
                <text:p>48024898</text:p>
              </table:table-cell>
              <table:table-cell office:value-type="float" office:value="67468">
                <text:p>67468</text:p>
              </table:table-cell>
              <table:table-cell office:value-type="float" office:value="122438">
                <text:p>122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48">
                <text:p>49009948</text:p>
              </table:table-cell>
              <table:table-cell office:value-type="float" office:value="68276">
                <text:p>68276</text:p>
              </table:table-cell>
              <table:table-cell office:value-type="float" office:value="123941">
                <text:p>1239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4998">
                <text:p>50004998</text:p>
              </table:table-cell>
              <table:table-cell office:value-type="float" office:value="69008">
                <text:p>69008</text:p>
              </table:table-cell>
              <table:table-cell office:value-type="float" office:value="125441">
                <text:p>125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703cm" style:legend-expansion="high" chart:style-name="ch2"/>
        <chart:plot-area chart:style-name="ch3" table:cell-range-address="test.F102:test.I202" chart:data-source-has-labels="row" svg:x="0.32cm" svg:y="0.18cm" svg:width="11.211cm" svg:height="8.64cm">
          <chartooo:coordinate-region svg:x="2.053cm" svg:y="0.379cm" svg:width="9.0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G103:test.G202" chart:label-cell-address="test.G102:test.G102" chart:class="chart:scatter">
            <chart:domain table:cell-range-address="test.F103:test.F202"/>
            <chart:data-point chart:repeated="100"/>
          </chart:series>
          <chart:series chart:style-name="ch7" chart:values-cell-range-address="test.H103:test.H202" chart:label-cell-address="test.H102:test.H102" chart:class="chart:scatter">
            <chart:data-point chart:repeated="100"/>
          </chart:series>
          <chart:series chart:style-name="ch8" chart:values-cell-range-address="test.I103:test.I202" chart:label-cell-address="test.I102:test.I102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nsertionsort swap</text:p>
                <draw:g>
                  <svg:desc>test.G102:test.G102</svg:desc>
                </draw:g>
              </table:table-cell>
              <table:table-cell office:value-type="string">
                <text:p>Mergesort swap</text:p>
                <draw:g>
                  <svg:desc>test.H102:test.H102</svg:desc>
                </draw:g>
              </table:table-cell>
              <table:table-cell office:value-type="string">
                <text:p>Quicksort swap</text:p>
                <draw:g>
                  <svg:desc>test.I102:test.I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.F103:test.F202</svg:desc>
                </draw:g>
              </table:table-cell>
              <table:table-cell office:value-type="float" office:value="5049">
                <text:p>5049</text:p>
                <draw:g>
                  <svg:desc>test.G103:test.G202</svg:desc>
                </draw:g>
              </table:table-cell>
              <table:table-cell office:value-type="float" office:value="356">
                <text:p>356</text:p>
                <draw:g>
                  <svg:desc>test.H103:test.H202</svg:desc>
                </draw:g>
              </table:table-cell>
              <table:table-cell office:value-type="float" office:value="126">
                <text:p>126</text:p>
                <draw:g>
                  <svg:desc>test.I103:test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099">
                <text:p>20099</text:p>
              </table:table-cell>
              <table:table-cell office:value-type="float" office:value="812">
                <text:p>8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49">
                <text:p>45149</text:p>
              </table:table-cell>
              <table:table-cell office:value-type="float" office:value="1308">
                <text:p>130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199">
                <text:p>80199</text:p>
              </table:table-cell>
              <table:table-cell office:value-type="float" office:value="1824">
                <text:p>182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49">
                <text:p>125249</text:p>
              </table:table-cell>
              <table:table-cell office:value-type="float" office:value="2272">
                <text:p>227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299">
                <text:p>180299</text:p>
              </table:table-cell>
              <table:table-cell office:value-type="float" office:value="2916">
                <text:p>291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49">
                <text:p>245349</text:p>
              </table:table-cell>
              <table:table-cell office:value-type="float" office:value="3504">
                <text:p>35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399">
                <text:p>320399</text:p>
              </table:table-cell>
              <table:table-cell office:value-type="float" office:value="4048">
                <text:p>404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49">
                <text:p>405449</text:p>
              </table:table-cell>
              <table:table-cell office:value-type="float" office:value="4572">
                <text:p>457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499">
                <text:p>500499</text:p>
              </table:table-cell>
              <table:table-cell office:value-type="float" office:value="5044">
                <text:p>504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49">
                <text:p>605549</text:p>
              </table:table-cell>
              <table:table-cell office:value-type="float" office:value="5732">
                <text:p>573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599">
                <text:p>720599</text:p>
              </table:table-cell>
              <table:table-cell office:value-type="float" office:value="6432">
                <text:p>643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49">
                <text:p>845649</text:p>
              </table:table-cell>
              <table:table-cell office:value-type="float" office:value="7072">
                <text:p>707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699">
                <text:p>980699</text:p>
              </table:table-cell>
              <table:table-cell office:value-type="float" office:value="7708">
                <text:p>7708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49">
                <text:p>1125749</text:p>
              </table:table-cell>
              <table:table-cell office:value-type="float" office:value="8288">
                <text:p>828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799">
                <text:p>1280799</text:p>
              </table:table-cell>
              <table:table-cell office:value-type="float" office:value="8896">
                <text:p>889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49">
                <text:p>1445849</text:p>
              </table:table-cell>
              <table:table-cell office:value-type="float" office:value="9516">
                <text:p>951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899">
                <text:p>1620899</text:p>
              </table:table-cell>
              <table:table-cell office:value-type="float" office:value="10044">
                <text:p>1004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49">
                <text:p>1805949</text:p>
              </table:table-cell>
              <table:table-cell office:value-type="float" office:value="10608">
                <text:p>1060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0999">
                <text:p>2000999</text:p>
              </table:table-cell>
              <table:table-cell office:value-type="float" office:value="11088">
                <text:p>1108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49">
                <text:p>2206049</text:p>
              </table:table-cell>
              <table:table-cell office:value-type="float" office:value="11748">
                <text:p>11748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099">
                <text:p>2421099</text:p>
              </table:table-cell>
              <table:table-cell office:value-type="float" office:value="12564">
                <text:p>12564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49">
                <text:p>2646149</text:p>
              </table:table-cell>
              <table:table-cell office:value-type="float" office:value="13292">
                <text:p>13292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199">
                <text:p>2881199</text:p>
              </table:table-cell>
              <table:table-cell office:value-type="float" office:value="14064">
                <text:p>14064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49">
                <text:p>3126249</text:p>
              </table:table-cell>
              <table:table-cell office:value-type="float" office:value="14752">
                <text:p>14752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299">
                <text:p>3381299</text:p>
              </table:table-cell>
              <table:table-cell office:value-type="float" office:value="15444">
                <text:p>15444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49">
                <text:p>3646349</text:p>
              </table:table-cell>
              <table:table-cell office:value-type="float" office:value="16164">
                <text:p>16164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399">
                <text:p>3921399</text:p>
              </table:table-cell>
              <table:table-cell office:value-type="float" office:value="16816">
                <text:p>16816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49">
                <text:p>4206449</text:p>
              </table:table-cell>
              <table:table-cell office:value-type="float" office:value="17484">
                <text:p>17484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499">
                <text:p>4501499</text:p>
              </table:table-cell>
              <table:table-cell office:value-type="float" office:value="18076">
                <text:p>18076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49">
                <text:p>4806549</text:p>
              </table:table-cell>
              <table:table-cell office:value-type="float" office:value="18676">
                <text:p>1867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599">
                <text:p>5121599</text:p>
              </table:table-cell>
              <table:table-cell office:value-type="float" office:value="19392">
                <text:p>19392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49">
                <text:p>5446649</text:p>
              </table:table-cell>
              <table:table-cell office:value-type="float" office:value="20076">
                <text:p>2007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699">
                <text:p>5781699</text:p>
              </table:table-cell>
              <table:table-cell office:value-type="float" office:value="20732">
                <text:p>20732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49">
                <text:p>6126749</text:p>
              </table:table-cell>
              <table:table-cell office:value-type="float" office:value="21340">
                <text:p>2134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799">
                <text:p>6481799</text:p>
              </table:table-cell>
              <table:table-cell office:value-type="float" office:value="21888">
                <text:p>21888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49">
                <text:p>6846849</text:p>
              </table:table-cell>
              <table:table-cell office:value-type="float" office:value="22536">
                <text:p>2253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899">
                <text:p>7221899</text:p>
              </table:table-cell>
              <table:table-cell office:value-type="float" office:value="23116">
                <text:p>2311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49">
                <text:p>7606949</text:p>
              </table:table-cell>
              <table:table-cell office:value-type="float" office:value="23664">
                <text:p>23664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1999">
                <text:p>8001999</text:p>
              </table:table-cell>
              <table:table-cell office:value-type="float" office:value="24176">
                <text:p>2417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49">
                <text:p>8407049</text:p>
              </table:table-cell>
              <table:table-cell office:value-type="float" office:value="24624">
                <text:p>24624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099">
                <text:p>8822099</text:p>
              </table:table-cell>
              <table:table-cell office:value-type="float" office:value="25596">
                <text:p>25596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49">
                <text:p>9247149</text:p>
              </table:table-cell>
              <table:table-cell office:value-type="float" office:value="26480">
                <text:p>26480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199">
                <text:p>9682199</text:p>
              </table:table-cell>
              <table:table-cell office:value-type="float" office:value="27328">
                <text:p>27328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49">
                <text:p>10127249</text:p>
              </table:table-cell>
              <table:table-cell office:value-type="float" office:value="28148">
                <text:p>28148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299">
                <text:p>10582299</text:p>
              </table:table-cell>
              <table:table-cell office:value-type="float" office:value="28884">
                <text:p>28884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49">
                <text:p>11047349</text:p>
              </table:table-cell>
              <table:table-cell office:value-type="float" office:value="29748">
                <text:p>29748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399">
                <text:p>11522399</text:p>
              </table:table-cell>
              <table:table-cell office:value-type="float" office:value="30528">
                <text:p>30528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49">
                <text:p>12007449</text:p>
              </table:table-cell>
              <table:table-cell office:value-type="float" office:value="31284">
                <text:p>31284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499">
                <text:p>12502499</text:p>
              </table:table-cell>
              <table:table-cell office:value-type="float" office:value="32004">
                <text:p>32004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49">
                <text:p>13007549</text:p>
              </table:table-cell>
              <table:table-cell office:value-type="float" office:value="32668">
                <text:p>32668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599">
                <text:p>13522599</text:p>
              </table:table-cell>
              <table:table-cell office:value-type="float" office:value="33488">
                <text:p>33488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49">
                <text:p>14047649</text:p>
              </table:table-cell>
              <table:table-cell office:value-type="float" office:value="34288">
                <text:p>34288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699">
                <text:p>14582699</text:p>
              </table:table-cell>
              <table:table-cell office:value-type="float" office:value="35028">
                <text:p>35028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49">
                <text:p>15127749</text:p>
              </table:table-cell>
              <table:table-cell office:value-type="float" office:value="35756">
                <text:p>35756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799">
                <text:p>15682799</text:p>
              </table:table-cell>
              <table:table-cell office:value-type="float" office:value="36432">
                <text:p>36432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49">
                <text:p>16247849</text:p>
              </table:table-cell>
              <table:table-cell office:value-type="float" office:value="37156">
                <text:p>37156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899">
                <text:p>16822899</text:p>
              </table:table-cell>
              <table:table-cell office:value-type="float" office:value="37868">
                <text:p>37868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49">
                <text:p>17407949</text:p>
              </table:table-cell>
              <table:table-cell office:value-type="float" office:value="38500">
                <text:p>38500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2998">
                <text:p>18002998</text:p>
              </table:table-cell>
              <table:table-cell office:value-type="float" office:value="39152">
                <text:p>39152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48">
                <text:p>18608048</text:p>
              </table:table-cell>
              <table:table-cell office:value-type="float" office:value="39736">
                <text:p>3973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098">
                <text:p>19223098</text:p>
              </table:table-cell>
              <table:table-cell office:value-type="float" office:value="40452">
                <text:p>40452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48">
                <text:p>19848148</text:p>
              </table:table-cell>
              <table:table-cell office:value-type="float" office:value="41268">
                <text:p>41268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198">
                <text:p>20483198</text:p>
              </table:table-cell>
              <table:table-cell office:value-type="float" office:value="41984">
                <text:p>41984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48">
                <text:p>21128248</text:p>
              </table:table-cell>
              <table:table-cell office:value-type="float" office:value="42768">
                <text:p>42768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298">
                <text:p>21783298</text:p>
              </table:table-cell>
              <table:table-cell office:value-type="float" office:value="43452">
                <text:p>43452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48">
                <text:p>22448348</text:p>
              </table:table-cell>
              <table:table-cell office:value-type="float" office:value="44148">
                <text:p>44148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398">
                <text:p>23123398</text:p>
              </table:table-cell>
              <table:table-cell office:value-type="float" office:value="44864">
                <text:p>44864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48">
                <text:p>23808448</text:p>
              </table:table-cell>
              <table:table-cell office:value-type="float" office:value="45512">
                <text:p>45512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498">
                <text:p>24503498</text:p>
              </table:table-cell>
              <table:table-cell office:value-type="float" office:value="46180">
                <text:p>4618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48">
                <text:p>25208548</text:p>
              </table:table-cell>
              <table:table-cell office:value-type="float" office:value="46768">
                <text:p>46768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598">
                <text:p>25923598</text:p>
              </table:table-cell>
              <table:table-cell office:value-type="float" office:value="47376">
                <text:p>47376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48">
                <text:p>26648648</text:p>
              </table:table-cell>
              <table:table-cell office:value-type="float" office:value="48100">
                <text:p>48100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698">
                <text:p>27383698</text:p>
              </table:table-cell>
              <table:table-cell office:value-type="float" office:value="48772">
                <text:p>48772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48">
                <text:p>28128748</text:p>
              </table:table-cell>
              <table:table-cell office:value-type="float" office:value="49432">
                <text:p>4943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798">
                <text:p>28883798</text:p>
              </table:table-cell>
              <table:table-cell office:value-type="float" office:value="50032">
                <text:p>5003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48">
                <text:p>29648848</text:p>
              </table:table-cell>
              <table:table-cell office:value-type="float" office:value="50592">
                <text:p>50592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898">
                <text:p>30423898</text:p>
              </table:table-cell>
              <table:table-cell office:value-type="float" office:value="51228">
                <text:p>51228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48">
                <text:p>31208948</text:p>
              </table:table-cell>
              <table:table-cell office:value-type="float" office:value="51808">
                <text:p>51808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3998">
                <text:p>32003998</text:p>
              </table:table-cell>
              <table:table-cell office:value-type="float" office:value="52352">
                <text:p>5235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48">
                <text:p>32809048</text:p>
              </table:table-cell>
              <table:table-cell office:value-type="float" office:value="52872">
                <text:p>5287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098">
                <text:p>33624098</text:p>
              </table:table-cell>
              <table:table-cell office:value-type="float" office:value="53348">
                <text:p>53348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49">
                <text:p>34449149</text:p>
              </table:table-cell>
              <table:table-cell office:value-type="float" office:value="54412">
                <text:p>54412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199">
                <text:p>35284199</text:p>
              </table:table-cell>
              <table:table-cell office:value-type="float" office:value="55392">
                <text:p>55392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49">
                <text:p>36129249</text:p>
              </table:table-cell>
              <table:table-cell office:value-type="float" office:value="56344">
                <text:p>56344</text:p>
              </table:table-cell>
              <table:table-cell office:value-type="float" office:value="8808">
                <text:p>8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299">
                <text:p>36984299</text:p>
              </table:table-cell>
              <table:table-cell office:value-type="float" office:value="57260">
                <text:p>57260</text:p>
              </table:table-cell>
              <table:table-cell office:value-type="float" office:value="9008">
                <text:p>9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49">
                <text:p>37849349</text:p>
              </table:table-cell>
              <table:table-cell office:value-type="float" office:value="58088">
                <text:p>58088</text:p>
              </table:table-cell>
              <table:table-cell office:value-type="float" office:value="9208">
                <text:p>92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399">
                <text:p>38724399</text:p>
              </table:table-cell>
              <table:table-cell office:value-type="float" office:value="59056">
                <text:p>59056</text:p>
              </table:table-cell>
              <table:table-cell office:value-type="float" office:value="9408">
                <text:p>9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49">
                <text:p>39609449</text:p>
              </table:table-cell>
              <table:table-cell office:value-type="float" office:value="59944">
                <text:p>59944</text:p>
              </table:table-cell>
              <table:table-cell office:value-type="float" office:value="9608">
                <text:p>9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499">
                <text:p>40504499</text:p>
              </table:table-cell>
              <table:table-cell office:value-type="float" office:value="60796">
                <text:p>60796</text:p>
              </table:table-cell>
              <table:table-cell office:value-type="float" office:value="9808">
                <text:p>98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49">
                <text:p>41409549</text:p>
              </table:table-cell>
              <table:table-cell office:value-type="float" office:value="61616">
                <text:p>61616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599">
                <text:p>42324599</text:p>
              </table:table-cell>
              <table:table-cell office:value-type="float" office:value="62368">
                <text:p>62368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48">
                <text:p>43249648</text:p>
              </table:table-cell>
              <table:table-cell office:value-type="float" office:value="63304">
                <text:p>63304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698">
                <text:p>44184698</text:p>
              </table:table-cell>
              <table:table-cell office:value-type="float" office:value="64196">
                <text:p>64196</text:p>
              </table:table-cell>
              <table:table-cell office:value-type="float" office:value="10610">
                <text:p>10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48">
                <text:p>45129748</text:p>
              </table:table-cell>
              <table:table-cell office:value-type="float" office:value="65040">
                <text:p>6504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798">
                <text:p>46084798</text:p>
              </table:table-cell>
              <table:table-cell office:value-type="float" office:value="65856">
                <text:p>65856</text:p>
              </table:table-cell>
              <table:table-cell office:value-type="float" office:value="11008">
                <text:p>11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48">
                <text:p>47049848</text:p>
              </table:table-cell>
              <table:table-cell office:value-type="float" office:value="66640">
                <text:p>66640</text:p>
              </table:table-cell>
              <table:table-cell office:value-type="float" office:value="11210">
                <text:p>112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898">
                <text:p>48024898</text:p>
              </table:table-cell>
              <table:table-cell office:value-type="float" office:value="67468">
                <text:p>67468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48">
                <text:p>49009948</text:p>
              </table:table-cell>
              <table:table-cell office:value-type="float" office:value="68276">
                <text:p>68276</text:p>
              </table:table-cell>
              <table:table-cell office:value-type="float" office:value="11610">
                <text:p>116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4998">
                <text:p>50004998</text:p>
              </table:table-cell>
              <table:table-cell office:value-type="float" office:value="69008">
                <text:p>69008</text:p>
              </table:table-cell>
              <table:table-cell office:value-type="float" office:value="11810">
                <text:p>118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